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style:page-number="0"/>
    </style:style>
    <style:style style:name="P2" style:parent-style-name="Sansinterligne" style:family="paragraph">
      <style:paragraph-properties fo:text-align="end"/>
    </style:style>
    <style:style style:name="T3" style:parent-style-name="Policepardéfaut" style:family="text">
      <style:text-properties fo:color="#FFFFFF" fo:font-size="14pt" style:font-size-asian="14pt" style:font-size-complex="14pt"/>
    </style:style>
    <style:style style:name="T4" style:parent-style-name="Policepardéfaut" style:family="text">
      <style:text-properties fo:color="#4472C4" fo:font-size="13pt" style:font-size-asian="13pt" style:font-size-complex="13pt"/>
    </style:style>
    <style:style style:name="T5" style:parent-style-name="Policepardéfaut" style:family="text">
      <style:text-properties fo:text-transform="uppercase" fo:color="#595959" fo:font-size="10pt" style:font-size-asian="10pt" style:font-size-complex="10pt"/>
    </style:style>
    <style:style style:name="P6" style:parent-style-name="Normal" style:family="paragraph">
      <style:text-properties fo:hyphenate="true"/>
    </style:style>
    <style:style style:name="T7" style:parent-style-name="Policepardéfaut" style:family="text">
      <style:text-properties style:font-name-asian="Times New Roman" style:font-name-complex="Calibri" fo:font-weight="bold" style:font-weight-asian="bold" style:font-weight-complex="bold" fo:color="#262626" fo:font-size="28pt" style:font-size-asian="28pt" style:font-size-complex="28pt"/>
    </style:style>
    <style:style style:name="P8" style:parent-style-name="Normal" style:family="paragraph">
      <style:paragraph-properties fo:text-align="center" fo:margin-bottom="0in"/>
      <style:text-properties fo:hyphenate="true"/>
    </style:style>
    <style:style style:name="T9" style:parent-style-name="Policepardéfaut" style:family="text">
      <style:text-properties style:font-name="Arial" style:font-name-asian="Times New Roman" fo:color="#1F1F1F" style:letter-kerning="false" fo:font-size="10.5pt" style:font-size-asian="10.5pt" style:font-size-complex="10.5pt" style:language-asian="fr" style:country-asian="FR"/>
    </style:style>
    <style:style style:name="P10" style:parent-style-name="Normal" style:family="paragraph">
      <style:paragraph-properties fo:margin-top="0.0833in" fo:margin-bottom="0.0833in" fo:line-height="100%" fo:background-color="#FFFFFF"/>
    </style:style>
    <style:style style:name="T11" style:parent-style-name="Policepardéfaut" style:family="text">
      <style:text-properties style:font-name="Arial" fo:font-weight="bold" style:font-weight-asian="bold" style:font-weight-complex="bold" fo:color="#44546A" fo:font-size="20pt" style:font-size-asian="20pt" style:font-size-complex="20pt" fo:background-color="#FFFFFF"/>
    </style:style>
    <style:style style:name="T12" style:parent-style-name="Policepardéfaut" style:family="text">
      <style:text-properties style:font-name="Arial" style:font-name-asian="Times New Roman" fo:font-weight="bold" style:font-weight-asian="bold" style:font-weight-complex="bold" fo:color="#44546A" style:letter-kerning="false" fo:font-size="20pt" style:font-size-asian="20pt" style:font-size-complex="20pt" style:language-asian="fr" style:country-asian="FR"/>
    </style:style>
    <style:style style:name="P13" style:parent-style-name="Normal" style:family="paragraph">
      <style:paragraph-properties fo:margin-top="0.0833in"/>
      <style:text-properties fo:color="#404040" fo:font-size="18pt" style:font-size-asian="18pt" style:font-size-complex="18pt"/>
    </style:style>
    <style:style style:name="P14" style:parent-style-name="Normal" style:family="paragraph">
      <style:paragraph-properties fo:break-before="page"/>
      <style:text-properties fo:hyphenate="true"/>
    </style:style>
    <style:style style:name="P15" style:parent-style-name="Normal" style:family="paragraph">
      <style:text-properties fo:hyphenate="true"/>
    </style:style>
    <style:style style:name="T16" style:parent-style-name="Policepardéfaut" style:family="text">
      <style:text-properties style:font-name="Arial" style:font-name-asian="Times New Roman" fo:font-weight="bold" style:font-weight-asian="bold" style:font-weight-complex="bold" fo:color="#38BDF8" style:letter-kerning="false" fo:font-size="20pt" style:font-size-asian="20pt" style:font-size-complex="20pt" style:language-asian="fr" style:country-asian="FR"/>
    </style:style>
    <style:style style:name="P17" style:parent-style-name="Normal" style:family="paragraph">
      <style:paragraph-properties fo:margin-top="0.0833in" fo:margin-bottom="0.0833in" fo:line-height="100%" fo:background-color="#FFFFFF"/>
    </style:style>
    <style:style style:name="T18" style:parent-style-name="Policepardéfaut" style:family="text">
      <style:text-properties style:font-name="Arial" style:font-name-asian="Times New Roman" fo:font-weight="bold" style:font-weight-asian="bold" style:font-weight-complex="bold" fo:color="#1F1F1F" style:letter-kerning="false" fo:font-size="14pt" style:font-size-asian="14pt" style:font-size-complex="14pt" style:language-asian="fr" style:country-asian="FR"/>
    </style:style>
    <style:style style:name="P19"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20" style:parent-style-name="Normal" style:family="paragraph">
      <style:paragraph-properties fo:margin-bottom="0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21"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22"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23"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24" style:parent-style-name="Normal" style:family="paragraph">
      <style:paragraph-properties fo:text-align="center" fo:margin-bottom="0in" fo:line-height="100%" fo:background-color="#FFFFFF"/>
    </style:style>
    <style:style style:name="T25"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ableColumn27" style:family="table-column">
      <style:table-column-properties style:column-width="1.4125in"/>
    </style:style>
    <style:style style:name="TableColumn28" style:family="table-column">
      <style:table-column-properties style:column-width="0.6138in"/>
    </style:style>
    <style:style style:name="TableColumn29" style:family="table-column">
      <style:table-column-properties style:column-width="3.0409in"/>
    </style:style>
    <style:style style:name="Table26" style:family="table">
      <style:table-properties style:width="4.5895in" fo:margin-left="0.0833in" table:align="left"/>
    </style:style>
    <style:style style:name="TableRow30" style:family="table-row">
      <style:table-row-properties/>
    </style:style>
    <style:style style:name="TableCell31" style:family="table-cell">
      <style:table-cell-properties fo:border="0.0069in solid #000000" style:writing-mode="lr-tb" style:vertical-align="middle" fo:padding-top="0.0833in" fo:padding-left="0.0833in" fo:padding-bottom="0.0833in" fo:padding-right="0.0833in" fo:wrap-option="no-wrap"/>
    </style:style>
    <style:style style:name="P32"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Cell33" style:family="table-cell">
      <style:table-cell-properties fo:border="0.0069in solid #000000" style:writing-mode="lr-tb" style:vertical-align="middle" fo:padding-top="0.0833in" fo:padding-left="0.0833in" fo:padding-bottom="0.0833in" fo:padding-right="0.0833in" fo:wrap-option="no-wrap"/>
    </style:style>
    <style:style style:name="P34"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Cell35" style:family="table-cell">
      <style:table-cell-properties fo:border="0.0069in solid #000000" style:writing-mode="lr-tb" style:vertical-align="middle" fo:padding-top="0.0833in" fo:padding-left="0.0833in" fo:padding-bottom="0.0833in" fo:padding-right="0.0833in" fo:wrap-option="no-wrap"/>
    </style:style>
    <style:style style:name="P36"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Row37" style:family="table-row">
      <style:table-row-properties/>
    </style:style>
    <style:style style:name="TableCell38" style:family="table-cell">
      <style:table-cell-properties fo:border="0.0069in solid #000000" style:writing-mode="lr-tb" style:vertical-align="middle" fo:padding-top="0.0833in" fo:padding-left="0.0833in" fo:padding-bottom="0.0833in" fo:padding-right="0.0833in" fo:wrap-option="no-wrap"/>
    </style:style>
    <style:style style:name="P39"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40" style:family="table-cell">
      <style:table-cell-properties fo:border="0.0069in solid #000000" style:writing-mode="lr-tb" style:vertical-align="middle" fo:padding-top="0.0833in" fo:padding-left="0.0833in" fo:padding-bottom="0.0833in" fo:padding-right="0.0833in" fo:wrap-option="no-wrap"/>
    </style:style>
    <style:style style:name="P41"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42" style:family="table-cell">
      <style:table-cell-properties fo:border="0.0069in solid #000000" style:writing-mode="lr-tb" style:vertical-align="middle" fo:padding-top="0.0833in" fo:padding-left="0.0833in" fo:padding-bottom="0.0833in" fo:padding-right="0.0833in" fo:wrap-option="no-wrap"/>
    </style:style>
    <style:style style:name="P43"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44" style:family="table-row">
      <style:table-row-properties/>
    </style:style>
    <style:style style:name="TableCell45" style:family="table-cell">
      <style:table-cell-properties fo:border="0.0069in solid #000000" style:writing-mode="lr-tb" style:vertical-align="middle" fo:padding-top="0.0833in" fo:padding-left="0.0833in" fo:padding-bottom="0.0833in" fo:padding-right="0.0833in" fo:wrap-option="no-wrap"/>
    </style:style>
    <style:style style:name="P46"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47" style:family="table-cell">
      <style:table-cell-properties fo:border="0.0069in solid #000000" style:writing-mode="lr-tb" style:vertical-align="middle" fo:padding-top="0.0833in" fo:padding-left="0.0833in" fo:padding-bottom="0.0833in" fo:padding-right="0.0833in" fo:wrap-option="no-wrap"/>
    </style:style>
    <style:style style:name="P48"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49" style:family="table-cell">
      <style:table-cell-properties fo:border="0.0069in solid #000000" style:writing-mode="lr-tb" style:vertical-align="middle" fo:padding-top="0.0833in" fo:padding-left="0.0833in" fo:padding-bottom="0.0833in" fo:padding-right="0.0833in" fo:wrap-option="no-wrap"/>
    </style:style>
    <style:style style:name="P50"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51" style:family="table-row">
      <style:table-row-properties/>
    </style:style>
    <style:style style:name="TableCell52" style:family="table-cell">
      <style:table-cell-properties fo:border="0.0069in solid #000000" style:writing-mode="lr-tb" style:vertical-align="middle" fo:padding-top="0.0833in" fo:padding-left="0.0833in" fo:padding-bottom="0.0833in" fo:padding-right="0.0833in" fo:wrap-option="no-wrap"/>
    </style:style>
    <style:style style:name="P53"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54" style:family="table-cell">
      <style:table-cell-properties fo:border="0.0069in solid #000000" style:writing-mode="lr-tb" style:vertical-align="middle" fo:padding-top="0.0833in" fo:padding-left="0.0833in" fo:padding-bottom="0.0833in" fo:padding-right="0.0833in" fo:wrap-option="no-wrap"/>
    </style:style>
    <style:style style:name="P55"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56" style:family="table-cell">
      <style:table-cell-properties fo:border="0.0069in solid #000000" style:writing-mode="lr-tb" style:vertical-align="middle" fo:padding-top="0.0833in" fo:padding-left="0.0833in" fo:padding-bottom="0.0833in" fo:padding-right="0.0833in" fo:wrap-option="no-wrap"/>
    </style:style>
    <style:style style:name="P57"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58" style:family="table-row">
      <style:table-row-properties/>
    </style:style>
    <style:style style:name="TableCell59" style:family="table-cell">
      <style:table-cell-properties fo:border="0.0069in solid #000000" style:writing-mode="lr-tb" style:vertical-align="middle" fo:padding-top="0.0833in" fo:padding-left="0.0833in" fo:padding-bottom="0.0833in" fo:padding-right="0.0833in" fo:wrap-option="no-wrap"/>
    </style:style>
    <style:style style:name="P60"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61" style:family="table-cell">
      <style:table-cell-properties fo:border="0.0069in solid #000000" style:writing-mode="lr-tb" style:vertical-align="middle" fo:padding-top="0.0833in" fo:padding-left="0.0833in" fo:padding-bottom="0.0833in" fo:padding-right="0.0833in" fo:wrap-option="no-wrap"/>
    </style:style>
    <style:style style:name="P62"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63" style:family="table-cell">
      <style:table-cell-properties fo:border="0.0069in solid #000000" style:writing-mode="lr-tb" style:vertical-align="middle" fo:padding-top="0.0833in" fo:padding-left="0.0833in" fo:padding-bottom="0.0833in" fo:padding-right="0.0833in" fo:wrap-option="no-wrap"/>
    </style:style>
    <style:style style:name="P64"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65" style:family="table-row">
      <style:table-row-properties/>
    </style:style>
    <style:style style:name="TableCell66" style:family="table-cell">
      <style:table-cell-properties fo:border="0.0069in solid #000000" style:writing-mode="lr-tb" style:vertical-align="middle" fo:padding-top="0.0833in" fo:padding-left="0.0833in" fo:padding-bottom="0.0833in" fo:padding-right="0.0833in" fo:wrap-option="no-wrap"/>
    </style:style>
    <style:style style:name="P67"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68" style:family="table-cell">
      <style:table-cell-properties fo:border="0.0069in solid #000000" style:writing-mode="lr-tb" style:vertical-align="middle" fo:padding-top="0.0833in" fo:padding-left="0.0833in" fo:padding-bottom="0.0833in" fo:padding-right="0.0833in" fo:wrap-option="no-wrap"/>
    </style:style>
    <style:style style:name="P69"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70" style:family="table-cell">
      <style:table-cell-properties fo:border="0.0069in solid #000000" style:writing-mode="lr-tb" style:vertical-align="middle" fo:padding-top="0.0833in" fo:padding-left="0.0833in" fo:padding-bottom="0.0833in" fo:padding-right="0.0833in" fo:wrap-option="no-wrap"/>
    </style:style>
    <style:style style:name="P71"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72" style:family="table-row">
      <style:table-row-properties/>
    </style:style>
    <style:style style:name="TableCell73" style:family="table-cell">
      <style:table-cell-properties fo:border="0.0069in solid #000000" style:writing-mode="lr-tb" style:vertical-align="middle" fo:padding-top="0.0833in" fo:padding-left="0.0833in" fo:padding-bottom="0.0833in" fo:padding-right="0.0833in" fo:wrap-option="no-wrap"/>
    </style:style>
    <style:style style:name="P74"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75" style:family="table-cell">
      <style:table-cell-properties fo:border="0.0069in solid #000000" style:writing-mode="lr-tb" style:vertical-align="middle" fo:padding-top="0.0833in" fo:padding-left="0.0833in" fo:padding-bottom="0.0833in" fo:padding-right="0.0833in" fo:wrap-option="no-wrap"/>
    </style:style>
    <style:style style:name="P76"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77" style:family="table-cell">
      <style:table-cell-properties fo:border="0.0069in solid #000000" style:writing-mode="lr-tb" style:vertical-align="middle" fo:padding-top="0.0833in" fo:padding-left="0.0833in" fo:padding-bottom="0.0833in" fo:padding-right="0.0833in" fo:wrap-option="no-wrap"/>
    </style:style>
    <style:style style:name="P78"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79" style:family="table-row">
      <style:table-row-properties/>
    </style:style>
    <style:style style:name="TableCell80" style:family="table-cell">
      <style:table-cell-properties fo:border="0.0069in solid #000000" style:writing-mode="lr-tb" style:vertical-align="middle" fo:padding-top="0.0833in" fo:padding-left="0.0833in" fo:padding-bottom="0.0833in" fo:padding-right="0.0833in" fo:wrap-option="no-wrap"/>
    </style:style>
    <style:style style:name="P81"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82" style:family="table-cell">
      <style:table-cell-properties fo:border="0.0069in solid #000000" style:writing-mode="lr-tb" style:vertical-align="middle" fo:padding-top="0.0833in" fo:padding-left="0.0833in" fo:padding-bottom="0.0833in" fo:padding-right="0.0833in" fo:wrap-option="no-wrap"/>
    </style:style>
    <style:style style:name="P83"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84" style:family="table-cell">
      <style:table-cell-properties fo:border="0.0069in solid #000000" style:writing-mode="lr-tb" style:vertical-align="middle" fo:padding-top="0.0833in" fo:padding-left="0.0833in" fo:padding-bottom="0.0833in" fo:padding-right="0.0833in" fo:wrap-option="no-wrap"/>
    </style:style>
    <style:style style:name="P85"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P86" style:parent-style-name="Normal" style:family="paragraph">
      <style:paragraph-properties fo:margin-top="0.0833in" fo:margin-bottom="0.0833in" fo:line-height="100%" fo:background-color="#FFFFFF"/>
    </style:style>
    <style:style style:name="T87" style:parent-style-name="Policepardéfaut" style:family="text">
      <style:text-properties style:font-name="Arial" style:font-name-asian="Times New Roman" fo:font-weight="bold" style:font-weight-asian="bold" style:font-weight-complex="bold" fo:color="#38BDF8" style:letter-kerning="false" fo:font-size="20pt" style:font-size-asian="20pt" style:font-size-complex="20pt" style:language-asian="fr" style:country-asian="FR"/>
    </style:style>
    <style:style style:name="P88" style:parent-style-name="Normal" style:family="paragraph">
      <style:paragraph-properties fo:margin-top="0.0833in" fo:margin-bottom="0.0833in" fo:line-height="100%" fo:background-color="#FFFFFF"/>
    </style:style>
    <style:style style:name="T89" style:parent-style-name="Policepardéfaut" style:family="text">
      <style:text-properties style:font-name="Arial" style:font-name-asian="Times New Roman" fo:font-weight="bold" style:font-weight-asian="bold" style:font-weight-complex="bold" fo:color="#1F1F1F" style:letter-kerning="false" fo:font-size="14pt" style:font-size-asian="14pt" style:font-size-complex="14pt" style:language-asian="fr" style:country-asian="FR"/>
    </style:style>
    <style:style style:name="P90"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91" style:parent-style-name="Normal" style:family="paragraph">
      <style:paragraph-properties fo:margin-bottom="0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92"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93"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94"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95" style:parent-style-name="Normal" style:family="paragraph">
      <style:paragraph-properties fo:text-align="center" fo:margin-bottom="0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96" style:parent-style-name="Normal" style:family="paragraph">
      <style:paragraph-properties fo:margin-bottom="0in" fo:line-height="100%" fo:background-color="#FFFFFF"/>
    </style:style>
    <style:style style:name="T97"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ableColumn99" style:family="table-column">
      <style:table-column-properties style:column-width="0.7875in"/>
    </style:style>
    <style:style style:name="TableColumn100" style:family="table-column">
      <style:table-column-properties style:column-width="3.4645in"/>
    </style:style>
    <style:style style:name="Table98" style:family="table">
      <style:table-properties style:width="4.0965in" fo:margin-left="0.0833in" table:align="left"/>
    </style:style>
    <style:style style:name="TableRow101" style:family="table-row">
      <style:table-row-properties/>
    </style:style>
    <style:style style:name="TableCell102" style:family="table-cell">
      <style:table-cell-properties fo:border="0.0069in solid #000000" style:writing-mode="lr-tb" style:vertical-align="middle" fo:padding-top="0.0833in" fo:padding-left="0.0833in" fo:padding-bottom="0.0833in" fo:padding-right="0.0833in" fo:wrap-option="no-wrap"/>
    </style:style>
    <style:style style:name="P103"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ableCell104" style:family="table-cell">
      <style:table-cell-properties fo:border="0.0069in solid #000000" style:writing-mode="lr-tb" style:vertical-align="middle" fo:padding-top="0.0833in" fo:padding-left="0.0833in" fo:padding-bottom="0.0833in" fo:padding-right="0.0833in" fo:wrap-option="no-wrap"/>
    </style:style>
    <style:style style:name="P10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ableRow106" style:family="table-row">
      <style:table-row-properties/>
    </style:style>
    <style:style style:name="TableCell107" style:family="table-cell">
      <style:table-cell-properties fo:border="0.0069in solid #000000" style:writing-mode="lr-tb" style:vertical-align="middle" fo:padding-top="0.0833in" fo:padding-left="0.0833in" fo:padding-bottom="0.0833in" fo:padding-right="0.0833in" fo:wrap-option="no-wrap"/>
    </style:style>
    <style:style style:name="P10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ell109" style:family="table-cell">
      <style:table-cell-properties fo:border="0.0069in solid #000000" style:writing-mode="lr-tb" style:vertical-align="middle" fo:padding-top="0.0833in" fo:padding-left="0.0833in" fo:padding-bottom="0.0833in" fo:padding-right="0.0833in" fo:wrap-option="no-wrap"/>
    </style:style>
    <style:style style:name="P11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Row111" style:family="table-row">
      <style:table-row-properties/>
    </style:style>
    <style:style style:name="TableCell112" style:family="table-cell">
      <style:table-cell-properties fo:border="0.0069in solid #000000" style:writing-mode="lr-tb" style:vertical-align="middle" fo:padding-top="0.0833in" fo:padding-left="0.0833in" fo:padding-bottom="0.0833in" fo:padding-right="0.0833in" fo:wrap-option="no-wrap"/>
    </style:style>
    <style:style style:name="P11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ell114" style:family="table-cell">
      <style:table-cell-properties fo:border="0.0069in solid #000000" style:writing-mode="lr-tb" style:vertical-align="middle" fo:padding-top="0.0833in" fo:padding-left="0.0833in" fo:padding-bottom="0.0833in" fo:padding-right="0.0833in" fo:wrap-option="no-wrap"/>
    </style:style>
    <style:style style:name="P115"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Row116" style:family="table-row">
      <style:table-row-properties/>
    </style:style>
    <style:style style:name="TableCell117" style:family="table-cell">
      <style:table-cell-properties fo:border="0.0069in solid #000000" style:writing-mode="lr-tb" style:vertical-align="middle" fo:padding-top="0.0833in" fo:padding-left="0.0833in" fo:padding-bottom="0.0833in" fo:padding-right="0.0833in" fo:wrap-option="no-wrap"/>
    </style:style>
    <style:style style:name="P11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ell119" style:family="table-cell">
      <style:table-cell-properties fo:border="0.0069in solid #000000" style:writing-mode="lr-tb" style:vertical-align="middle" fo:padding-top="0.0833in" fo:padding-left="0.0833in" fo:padding-bottom="0.0833in" fo:padding-right="0.0833in" fo:wrap-option="no-wrap"/>
    </style:style>
    <style:style style:name="P12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Row121" style:family="table-row">
      <style:table-row-properties/>
    </style:style>
    <style:style style:name="TableCell122" style:family="table-cell">
      <style:table-cell-properties fo:border="0.0069in solid #000000" style:writing-mode="lr-tb" style:vertical-align="middle" fo:padding-top="0.0833in" fo:padding-left="0.0833in" fo:padding-bottom="0.0833in" fo:padding-right="0.0833in" fo:wrap-option="no-wrap"/>
    </style:style>
    <style:style style:name="P12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ell124" style:family="table-cell">
      <style:table-cell-properties fo:border="0.0069in solid #000000" style:writing-mode="lr-tb" style:vertical-align="middle" fo:padding-top="0.0833in" fo:padding-left="0.0833in" fo:padding-bottom="0.0833in" fo:padding-right="0.0833in" fo:wrap-option="no-wrap"/>
    </style:style>
    <style:style style:name="P125"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Row126" style:family="table-row">
      <style:table-row-properties/>
    </style:style>
    <style:style style:name="TableCell127" style:family="table-cell">
      <style:table-cell-properties fo:border="0.0069in solid #000000" style:writing-mode="lr-tb" style:vertical-align="middle" fo:padding-top="0.0833in" fo:padding-left="0.0833in" fo:padding-bottom="0.0833in" fo:padding-right="0.0833in" fo:wrap-option="no-wrap"/>
    </style:style>
    <style:style style:name="P12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ell129" style:family="table-cell">
      <style:table-cell-properties fo:border="0.0069in solid #000000" style:writing-mode="lr-tb" style:vertical-align="middle" fo:padding-top="0.0833in" fo:padding-left="0.0833in" fo:padding-bottom="0.0833in" fo:padding-right="0.0833in" fo:wrap-option="no-wrap"/>
    </style:style>
    <style:style style:name="P13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131" style:parent-style-name="Normal" style:family="paragraph">
      <style:paragraph-properties fo:margin-top="0.0833in" fo:margin-bottom="0.0833in" fo:line-height="100%" fo:background-color="#FFFFFF"/>
    </style:style>
    <style:style style:name="T132" style:parent-style-name="Policepardéfaut" style:family="text">
      <style:text-properties style:font-name="Arial" style:font-name-asian="Times New Roman" fo:font-weight="bold" style:font-weight-asian="bold" style:font-weight-complex="bold" fo:color="#38BDF8" style:letter-kerning="false" fo:font-size="14pt" style:font-size-asian="14pt" style:font-size-complex="14pt" style:language-asian="fr" style:country-asian="FR"/>
    </style:style>
    <style:style style:name="T133" style:parent-style-name="Policepardéfaut" style:family="text">
      <style:text-properties style:font-name="Arial" style:font-name-asian="Times New Roman" fo:font-weight="bold" style:font-weight-asian="bold" style:font-weight-complex="bold" fo:color="#38BDF8" style:letter-kerning="false" fo:font-size="20pt" style:font-size-asian="20pt" style:font-size-complex="20pt" style:language-asian="fr" style:country-asian="FR"/>
    </style:style>
    <style:style style:name="P134" style:parent-style-name="Normal" style:family="paragraph">
      <style:paragraph-properties fo:margin-top="0.0833in" fo:margin-bottom="0.0833in" fo:line-height="100%" fo:background-color="#FFFFFF"/>
    </style:style>
    <style:style style:name="T135" style:parent-style-name="Policepardéfaut" style:family="text">
      <style:text-properties style:font-name="Arial" style:font-name-asian="Times New Roman" fo:font-weight="bold" style:font-weight-asian="bold" style:font-weight-complex="bold" fo:color="#1F1F1F" style:letter-kerning="false" fo:font-size="14pt" style:font-size-asian="14pt" style:font-size-complex="14pt" style:language-asian="fr" style:country-asian="FR"/>
    </style:style>
    <style:style style:name="P136" style:parent-style-name="Normal" style:family="paragraph">
      <style:paragraph-properties fo:margin-top="0.0833in" fo:margin-bottom="0.0833in" fo:line-height="100%" fo:background-color="#FFFFFF"/>
    </style:style>
    <style:style style:name="T137"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138"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139"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P140" style:parent-style-name="Normal" style:family="paragraph">
      <style:paragraph-properties fo:margin-bottom="0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141"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142"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143"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144" style:parent-style-name="Normal" style:family="paragraph">
      <style:paragraph-properties fo:text-align="center" fo:margin-bottom="0in" fo:line-height="100%" fo:background-color="#FFFFFF"/>
    </style:style>
    <style:style style:name="T145"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ableColumn147" style:family="table-column">
      <style:table-column-properties style:column-width="1.3666in"/>
    </style:style>
    <style:style style:name="TableColumn148" style:family="table-column">
      <style:table-column-properties style:column-width="1.8506in"/>
    </style:style>
    <style:style style:name="TableColumn149" style:family="table-column">
      <style:table-column-properties style:column-width="1.6597in"/>
    </style:style>
    <style:style style:name="Table146" style:family="table">
      <style:table-properties style:width="4.5451in" fo:margin-left="0.0833in" table:align="left"/>
    </style:style>
    <style:style style:name="TableRow150" style:family="table-row">
      <style:table-row-properties/>
    </style:style>
    <style:style style:name="TableCell151" style:family="table-cell">
      <style:table-cell-properties fo:border="0.0069in solid #000000" style:writing-mode="lr-tb" style:vertical-align="middle" fo:padding-top="0.0833in" fo:padding-left="0.0833in" fo:padding-bottom="0.0833in" fo:padding-right="0.0833in" fo:wrap-option="no-wrap"/>
    </style:style>
    <style:style style:name="P152"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Cell153" style:family="table-cell">
      <style:table-cell-properties fo:border="0.0069in solid #000000" style:writing-mode="lr-tb" style:vertical-align="middle" fo:padding-top="0.0833in" fo:padding-left="0.0833in" fo:padding-bottom="0.0833in" fo:padding-right="0.0833in" fo:wrap-option="no-wrap"/>
    </style:style>
    <style:style style:name="P154"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Cell155" style:family="table-cell">
      <style:table-cell-properties fo:border="0.0069in solid #000000" style:writing-mode="lr-tb" style:vertical-align="middle" fo:padding-top="0.0833in" fo:padding-left="0.0833in" fo:padding-bottom="0.0833in" fo:padding-right="0.0833in" fo:wrap-option="no-wrap"/>
    </style:style>
    <style:style style:name="P156"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Row157" style:family="table-row">
      <style:table-row-properties/>
    </style:style>
    <style:style style:name="TableCell158" style:family="table-cell">
      <style:table-cell-properties fo:border="0.0069in solid #000000" style:writing-mode="lr-tb" style:vertical-align="middle" fo:padding-top="0.0833in" fo:padding-left="0.0833in" fo:padding-bottom="0.0833in" fo:padding-right="0.0833in" fo:wrap-option="no-wrap"/>
    </style:style>
    <style:style style:name="P159"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60" style:family="table-cell">
      <style:table-cell-properties fo:border="0.0069in solid #000000" style:writing-mode="lr-tb" style:vertical-align="middle" fo:padding-top="0.0833in" fo:padding-left="0.0833in" fo:padding-bottom="0.0833in" fo:padding-right="0.0833in" fo:wrap-option="no-wrap"/>
    </style:style>
    <style:style style:name="P161"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62" style:family="table-cell">
      <style:table-cell-properties fo:border="0.0069in solid #000000" style:writing-mode="lr-tb" style:vertical-align="middle" fo:padding-top="0.0833in" fo:padding-left="0.0833in" fo:padding-bottom="0.0833in" fo:padding-right="0.0833in" fo:wrap-option="no-wrap"/>
    </style:style>
    <style:style style:name="P163"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164" style:family="table-row">
      <style:table-row-properties/>
    </style:style>
    <style:style style:name="TableCell165" style:family="table-cell">
      <style:table-cell-properties fo:border="0.0069in solid #000000" style:writing-mode="lr-tb" style:vertical-align="middle" fo:padding-top="0.0833in" fo:padding-left="0.0833in" fo:padding-bottom="0.0833in" fo:padding-right="0.0833in" fo:wrap-option="no-wrap"/>
    </style:style>
    <style:style style:name="P166"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67" style:family="table-cell">
      <style:table-cell-properties fo:border="0.0069in solid #000000" style:writing-mode="lr-tb" style:vertical-align="middle" fo:padding-top="0.0833in" fo:padding-left="0.0833in" fo:padding-bottom="0.0833in" fo:padding-right="0.0833in" fo:wrap-option="no-wrap"/>
    </style:style>
    <style:style style:name="P168"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69" style:family="table-cell">
      <style:table-cell-properties fo:border="0.0069in solid #000000" style:writing-mode="lr-tb" style:vertical-align="middle" fo:padding-top="0.0833in" fo:padding-left="0.0833in" fo:padding-bottom="0.0833in" fo:padding-right="0.0833in" fo:wrap-option="no-wrap"/>
    </style:style>
    <style:style style:name="P170"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171" style:family="table-row">
      <style:table-row-properties/>
    </style:style>
    <style:style style:name="TableCell172" style:family="table-cell">
      <style:table-cell-properties fo:border="0.0069in solid #000000" style:writing-mode="lr-tb" style:vertical-align="middle" fo:padding-top="0.0833in" fo:padding-left="0.0833in" fo:padding-bottom="0.0833in" fo:padding-right="0.0833in" fo:wrap-option="no-wrap"/>
    </style:style>
    <style:style style:name="P173"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74" style:family="table-cell">
      <style:table-cell-properties fo:border="0.0069in solid #000000" style:writing-mode="lr-tb" style:vertical-align="middle" fo:padding-top="0.0833in" fo:padding-left="0.0833in" fo:padding-bottom="0.0833in" fo:padding-right="0.0833in" fo:wrap-option="no-wrap"/>
    </style:style>
    <style:style style:name="P175"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76" style:family="table-cell">
      <style:table-cell-properties fo:border="0.0069in solid #000000" style:writing-mode="lr-tb" style:vertical-align="middle" fo:padding-top="0.0833in" fo:padding-left="0.0833in" fo:padding-bottom="0.0833in" fo:padding-right="0.0833in" fo:wrap-option="no-wrap"/>
    </style:style>
    <style:style style:name="P177"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178" style:family="table-row">
      <style:table-row-properties/>
    </style:style>
    <style:style style:name="TableCell179" style:family="table-cell">
      <style:table-cell-properties fo:border="0.0069in solid #000000" style:writing-mode="lr-tb" style:vertical-align="middle" fo:padding-top="0.0833in" fo:padding-left="0.0833in" fo:padding-bottom="0.0833in" fo:padding-right="0.0833in" fo:wrap-option="no-wrap"/>
    </style:style>
    <style:style style:name="P180"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81" style:family="table-cell">
      <style:table-cell-properties fo:border="0.0069in solid #000000" style:writing-mode="lr-tb" style:vertical-align="middle" fo:padding-top="0.0833in" fo:padding-left="0.0833in" fo:padding-bottom="0.0833in" fo:padding-right="0.0833in" fo:wrap-option="no-wrap"/>
    </style:style>
    <style:style style:name="P182"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83" style:family="table-cell">
      <style:table-cell-properties fo:border="0.0069in solid #000000" style:writing-mode="lr-tb" style:vertical-align="middle" fo:padding-top="0.0833in" fo:padding-left="0.0833in" fo:padding-bottom="0.0833in" fo:padding-right="0.0833in" fo:wrap-option="no-wrap"/>
    </style:style>
    <style:style style:name="P184"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185" style:family="table-row">
      <style:table-row-properties/>
    </style:style>
    <style:style style:name="TableCell186" style:family="table-cell">
      <style:table-cell-properties fo:border="0.0069in solid #000000" style:writing-mode="lr-tb" style:vertical-align="middle" fo:padding-top="0.0833in" fo:padding-left="0.0833in" fo:padding-bottom="0.0833in" fo:padding-right="0.0833in" fo:wrap-option="no-wrap"/>
    </style:style>
    <style:style style:name="P187"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88" style:family="table-cell">
      <style:table-cell-properties fo:border="0.0069in solid #000000" style:writing-mode="lr-tb" style:vertical-align="middle" fo:padding-top="0.0833in" fo:padding-left="0.0833in" fo:padding-bottom="0.0833in" fo:padding-right="0.0833in" fo:wrap-option="no-wrap"/>
    </style:style>
    <style:style style:name="P189"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190" style:family="table-cell">
      <style:table-cell-properties fo:border="0.0069in solid #000000" style:writing-mode="lr-tb" style:vertical-align="middle" fo:padding-top="0.0833in" fo:padding-left="0.0833in" fo:padding-bottom="0.0833in" fo:padding-right="0.0833in" fo:wrap-option="no-wrap"/>
    </style:style>
    <style:style style:name="P191"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P192" style:parent-style-name="Normal" style:family="paragraph">
      <style:paragraph-properties fo:margin-top="0.0833in" fo:margin-bottom="0.0833in" fo:line-height="100%" fo:background-color="#FFFFFF"/>
    </style:style>
    <style:style style:name="T193" style:parent-style-name="Policepardéfaut" style:family="text">
      <style:text-properties style:font-name="Arial" style:font-name-asian="Times New Roman" fo:font-weight="bold" style:font-weight-asian="bold" style:font-weight-complex="bold" fo:color="#F59E0B" style:letter-kerning="false" fo:font-size="14pt" style:font-size-asian="14pt" style:font-size-complex="14pt" style:language-asian="fr" style:country-asian="FR"/>
    </style:style>
    <style:style style:name="T194" style:parent-style-name="Policepardéfaut" style:family="text">
      <style:text-properties style:font-name="Arial" style:font-name-asian="Times New Roman" fo:font-weight="bold" style:font-weight-asian="bold" style:font-weight-complex="bold" fo:color="#F59E0B" style:letter-kerning="false" fo:font-size="20pt" style:font-size-asian="20pt" style:font-size-complex="20pt" style:language-asian="fr" style:country-asian="FR"/>
    </style:style>
    <style:style style:name="P195" style:parent-style-name="Normal" style:family="paragraph">
      <style:paragraph-properties fo:margin-top="0.0833in" fo:margin-bottom="0.0833in" fo:line-height="100%" fo:background-color="#FFFFFF"/>
    </style:style>
    <style:style style:name="T196" style:parent-style-name="Policepardéfaut" style:family="text">
      <style:text-properties style:font-name="Arial" style:font-name-asian="Times New Roman" fo:font-weight="bold" style:font-weight-asian="bold" style:font-weight-complex="bold" fo:color="#1F1F1F" style:letter-kerning="false" fo:font-size="14pt" style:font-size-asian="14pt" style:font-size-complex="14pt" style:language-asian="fr" style:country-asian="FR"/>
    </style:style>
    <style:style style:name="P197" style:parent-style-name="Normal" style:family="paragraph">
      <style:paragraph-properties fo:margin-top="0.0833in" fo:margin-bottom="0.0833in" fo:line-height="100%" fo:background-color="#FFFFFF"/>
    </style:style>
    <style:style style:name="T198"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199"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200"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P201" style:parent-style-name="Normal" style:family="paragraph">
      <style:paragraph-properties fo:margin-bottom="0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202"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203" style:parent-style-name="Normal" style:family="paragraph">
      <style:paragraph-properties fo:margin-top="0.0833in" fo:margin-bottom="0.0833in" fo:line-height="100%" fo:background-color="#FFFFFF"/>
      <style:text-properties style:font-name="Calibri" style:font-name-asian="Times New Roman" style:font-name-complex="Calibri" fo:color="#1F1F1F" style:letter-kerning="false" fo:font-size="12pt" style:font-size-asian="12pt" style:font-size-complex="12pt" style:language-asian="fr" style:country-asian="FR"/>
    </style:style>
    <style:style style:name="P204" style:parent-style-name="Normal" style:family="paragraph">
      <style:paragraph-properties fo:text-align="center" fo:margin-bottom="0in" fo:line-height="100%" fo:background-color="#FFFFFF"/>
    </style:style>
    <style:style style:name="T205"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ableColumn207" style:family="table-column">
      <style:table-column-properties style:column-width="1.0451in"/>
    </style:style>
    <style:style style:name="TableColumn208" style:family="table-column">
      <style:table-column-properties style:column-width="2.243in"/>
    </style:style>
    <style:style style:name="TableColumn209" style:family="table-column">
      <style:table-column-properties style:column-width="2.5416in"/>
    </style:style>
    <style:style style:name="Table206" style:family="table">
      <style:table-properties style:width="5.5902in" fo:margin-left="0.0833in" table:align="left"/>
    </style:style>
    <style:style style:name="TableRow210" style:family="table-row">
      <style:table-row-properties/>
    </style:style>
    <style:style style:name="TableCell211" style:family="table-cell">
      <style:table-cell-properties fo:border="0.0069in solid #000000" style:writing-mode="lr-tb" style:vertical-align="middle" fo:padding-top="0.0833in" fo:padding-left="0.0833in" fo:padding-bottom="0.0833in" fo:padding-right="0.0833in" fo:wrap-option="no-wrap"/>
    </style:style>
    <style:style style:name="P212"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Cell213" style:family="table-cell">
      <style:table-cell-properties fo:border="0.0069in solid #000000" style:writing-mode="lr-tb" style:vertical-align="middle" fo:padding-top="0.0833in" fo:padding-left="0.0833in" fo:padding-bottom="0.0833in" fo:padding-right="0.0833in" fo:wrap-option="no-wrap"/>
    </style:style>
    <style:style style:name="P214"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Cell215" style:family="table-cell">
      <style:table-cell-properties fo:border="0.0069in solid #000000" style:writing-mode="lr-tb" style:vertical-align="middle" fo:padding-top="0.0833in" fo:padding-left="0.0833in" fo:padding-bottom="0.0833in" fo:padding-right="0.0833in" fo:wrap-option="no-wrap"/>
    </style:style>
    <style:style style:name="P216"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Row217" style:family="table-row">
      <style:table-row-properties/>
    </style:style>
    <style:style style:name="TableCell218" style:family="table-cell">
      <style:table-cell-properties fo:border="0.0069in solid #000000" style:writing-mode="lr-tb" style:vertical-align="middle" fo:padding-top="0.0833in" fo:padding-left="0.0833in" fo:padding-bottom="0.0833in" fo:padding-right="0.0833in" fo:wrap-option="no-wrap"/>
    </style:style>
    <style:style style:name="P219"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20" style:family="table-cell">
      <style:table-cell-properties fo:border="0.0069in solid #000000" style:writing-mode="lr-tb" style:vertical-align="middle" fo:padding-top="0.0833in" fo:padding-left="0.0833in" fo:padding-bottom="0.0833in" fo:padding-right="0.0833in" fo:wrap-option="no-wrap"/>
    </style:style>
    <style:style style:name="P221"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22" style:family="table-cell">
      <style:table-cell-properties fo:border="0.0069in solid #000000" style:writing-mode="lr-tb" style:vertical-align="middle" fo:padding-top="0.0833in" fo:padding-left="0.0833in" fo:padding-bottom="0.0833in" fo:padding-right="0.0833in" fo:wrap-option="no-wrap"/>
    </style:style>
    <style:style style:name="P223"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224" style:family="table-row">
      <style:table-row-properties/>
    </style:style>
    <style:style style:name="TableCell225" style:family="table-cell">
      <style:table-cell-properties fo:border="0.0069in solid #000000" style:writing-mode="lr-tb" style:vertical-align="middle" fo:padding-top="0.0833in" fo:padding-left="0.0833in" fo:padding-bottom="0.0833in" fo:padding-right="0.0833in" fo:wrap-option="no-wrap"/>
    </style:style>
    <style:style style:name="P226"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27" style:family="table-cell">
      <style:table-cell-properties fo:border="0.0069in solid #000000" style:writing-mode="lr-tb" style:vertical-align="middle" fo:padding-top="0.0833in" fo:padding-left="0.0833in" fo:padding-bottom="0.0833in" fo:padding-right="0.0833in" fo:wrap-option="no-wrap"/>
    </style:style>
    <style:style style:name="P228"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29" style:family="table-cell">
      <style:table-cell-properties fo:border="0.0069in solid #000000" style:writing-mode="lr-tb" style:vertical-align="middle" fo:padding-top="0.0833in" fo:padding-left="0.0833in" fo:padding-bottom="0.0833in" fo:padding-right="0.0833in" fo:wrap-option="no-wrap"/>
    </style:style>
    <style:style style:name="P230"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231" style:family="table-row">
      <style:table-row-properties/>
    </style:style>
    <style:style style:name="TableCell232" style:family="table-cell">
      <style:table-cell-properties fo:border="0.0069in solid #000000" style:writing-mode="lr-tb" style:vertical-align="middle" fo:padding-top="0.0833in" fo:padding-left="0.0833in" fo:padding-bottom="0.0833in" fo:padding-right="0.0833in" fo:wrap-option="no-wrap"/>
    </style:style>
    <style:style style:name="P233"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34" style:family="table-cell">
      <style:table-cell-properties fo:border="0.0069in solid #000000" style:writing-mode="lr-tb" style:vertical-align="middle" fo:padding-top="0.0833in" fo:padding-left="0.0833in" fo:padding-bottom="0.0833in" fo:padding-right="0.0833in" fo:wrap-option="no-wrap"/>
    </style:style>
    <style:style style:name="P235"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36" style:family="table-cell">
      <style:table-cell-properties fo:border="0.0069in solid #000000" style:writing-mode="lr-tb" style:vertical-align="middle" fo:padding-top="0.0833in" fo:padding-left="0.0833in" fo:padding-bottom="0.0833in" fo:padding-right="0.0833in" fo:wrap-option="no-wrap"/>
    </style:style>
    <style:style style:name="P237"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238" style:family="table-row">
      <style:table-row-properties/>
    </style:style>
    <style:style style:name="TableCell239" style:family="table-cell">
      <style:table-cell-properties fo:border="0.0069in solid #000000" style:writing-mode="lr-tb" style:vertical-align="middle" fo:padding-top="0.0833in" fo:padding-left="0.0833in" fo:padding-bottom="0.0833in" fo:padding-right="0.0833in" fo:wrap-option="no-wrap"/>
    </style:style>
    <style:style style:name="P240"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41" style:family="table-cell">
      <style:table-cell-properties fo:border="0.0069in solid #000000" style:writing-mode="lr-tb" style:vertical-align="middle" fo:padding-top="0.0833in" fo:padding-left="0.0833in" fo:padding-bottom="0.0833in" fo:padding-right="0.0833in" fo:wrap-option="no-wrap"/>
    </style:style>
    <style:style style:name="P242"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43" style:family="table-cell">
      <style:table-cell-properties fo:border="0.0069in solid #000000" style:writing-mode="lr-tb" style:vertical-align="middle" fo:padding-top="0.0833in" fo:padding-left="0.0833in" fo:padding-bottom="0.0833in" fo:padding-right="0.0833in" fo:wrap-option="no-wrap"/>
    </style:style>
    <style:style style:name="P244"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P245" style:parent-style-name="Normal" style:family="paragraph">
      <style:paragraph-properties fo:margin-top="0.0833in" fo:margin-bottom="0.0833in" fo:line-height="100%" fo:background-color="#FFFFFF"/>
    </style:style>
    <style:style style:name="T246" style:parent-style-name="Policepardéfaut" style:family="text">
      <style:text-properties style:font-name="Arial" style:font-name-asian="Times New Roman" fo:font-weight="bold" style:font-weight-asian="bold" style:font-weight-complex="bold" fo:color="#10B981" style:letter-kerning="false" fo:font-size="14pt" style:font-size-asian="14pt" style:font-size-complex="14pt" style:language-asian="fr" style:country-asian="FR"/>
    </style:style>
    <style:style style:name="T247" style:parent-style-name="Policepardéfaut" style:family="text">
      <style:text-properties style:font-name="Arial" style:font-name-asian="Times New Roman" fo:font-weight="bold" style:font-weight-asian="bold" style:font-weight-complex="bold" fo:color="#10B981" style:letter-kerning="false" fo:font-size="20pt" style:font-size-asian="20pt" style:font-size-complex="20pt" style:language-asian="fr" style:country-asian="FR"/>
    </style:style>
    <style:style style:name="P248" style:parent-style-name="Normal" style:family="paragraph">
      <style:paragraph-properties fo:margin-top="0.0833in" fo:margin-bottom="0.0833in" fo:line-height="100%" fo:background-color="#FFFFFF"/>
    </style:style>
    <style:style style:name="T249" style:parent-style-name="Policepardéfaut" style:family="text">
      <style:text-properties style:font-name="Arial" style:font-name-asian="Times New Roman" fo:font-weight="bold" style:font-weight-asian="bold" style:font-weight-complex="bold" fo:color="#1F1F1F" style:letter-kerning="false" fo:font-size="14pt" style:font-size-asian="14pt" style:font-size-complex="14pt" style:language-asian="fr" style:country-asian="FR"/>
    </style:style>
    <style:style style:name="P250" style:parent-style-name="Normal" style:family="paragraph">
      <style:paragraph-properties fo:margin-top="0.0833in" fo:margin-bottom="0.0833in" fo:line-height="100%" fo:background-color="#FFFFFF"/>
    </style:style>
    <style:style style:name="T251"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252"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253"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ableColumn255" style:family="table-column">
      <style:table-column-properties style:column-width="1.059in"/>
    </style:style>
    <style:style style:name="TableColumn256" style:family="table-column">
      <style:table-column-properties style:column-width="2.6104in"/>
    </style:style>
    <style:style style:name="TableColumn257" style:family="table-column">
      <style:table-column-properties style:column-width="2.9645in"/>
    </style:style>
    <style:style style:name="Table254" style:family="table">
      <style:table-properties style:width="6.634in" fo:margin-left="0.0833in" table:align="left"/>
    </style:style>
    <style:style style:name="TableRow258" style:family="table-row">
      <style:table-row-properties/>
    </style:style>
    <style:style style:name="TableCell259" style:family="table-cell">
      <style:table-cell-properties fo:border="0.0069in solid #000000" style:writing-mode="lr-tb" style:vertical-align="middle" fo:padding-top="0.0833in" fo:padding-left="0.0833in" fo:padding-bottom="0.0833in" fo:padding-right="0.0833in" fo:wrap-option="no-wrap"/>
    </style:style>
    <style:style style:name="P260"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Cell261" style:family="table-cell">
      <style:table-cell-properties fo:border="0.0069in solid #000000" style:writing-mode="lr-tb" style:vertical-align="middle" fo:padding-top="0.0833in" fo:padding-left="0.0833in" fo:padding-bottom="0.0833in" fo:padding-right="0.0833in" fo:wrap-option="no-wrap"/>
    </style:style>
    <style:style style:name="P262"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Cell263" style:family="table-cell">
      <style:table-cell-properties fo:border="0.0069in solid #000000" style:writing-mode="lr-tb" style:vertical-align="middle" fo:padding-top="0.0833in" fo:padding-left="0.0833in" fo:padding-bottom="0.0833in" fo:padding-right="0.0833in" fo:wrap-option="no-wrap"/>
    </style:style>
    <style:style style:name="P264" style:parent-style-name="Normal" style:family="paragraph">
      <style:paragraph-properties fo:text-align="center" fo:margin-bottom="0in" fo:line-height="100%"/>
      <style:text-properties style:font-name="Calibri" style:font-name-asian="Times New Roman" style:font-name-complex="Calibri" fo:font-weight="bold" style:font-weight-asian="bold" style:font-weight-complex="bold" style:letter-kerning="false" fo:font-size="12pt" style:font-size-asian="12pt" style:font-size-complex="12pt" style:language-asian="fr" style:country-asian="FR"/>
    </style:style>
    <style:style style:name="TableRow265" style:family="table-row">
      <style:table-row-properties/>
    </style:style>
    <style:style style:name="TableCell266" style:family="table-cell">
      <style:table-cell-properties fo:border="0.0069in solid #000000" style:writing-mode="lr-tb" style:vertical-align="middle" fo:padding-top="0.0833in" fo:padding-left="0.0833in" fo:padding-bottom="0.0833in" fo:padding-right="0.0833in" fo:wrap-option="no-wrap"/>
    </style:style>
    <style:style style:name="P267"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68" style:family="table-cell">
      <style:table-cell-properties fo:border="0.0069in solid #000000" style:writing-mode="lr-tb" style:vertical-align="middle" fo:padding-top="0.0833in" fo:padding-left="0.0833in" fo:padding-bottom="0.0833in" fo:padding-right="0.0833in" fo:wrap-option="no-wrap"/>
    </style:style>
    <style:style style:name="P269"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70" style:family="table-cell">
      <style:table-cell-properties fo:border="0.0069in solid #000000" style:writing-mode="lr-tb" style:vertical-align="middle" fo:padding-top="0.0833in" fo:padding-left="0.0833in" fo:padding-bottom="0.0833in" fo:padding-right="0.0833in" fo:wrap-option="no-wrap"/>
    </style:style>
    <style:style style:name="P271"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272" style:family="table-row">
      <style:table-row-properties/>
    </style:style>
    <style:style style:name="TableCell273" style:family="table-cell">
      <style:table-cell-properties fo:border="0.0069in solid #000000" style:writing-mode="lr-tb" style:vertical-align="middle" fo:padding-top="0.0833in" fo:padding-left="0.0833in" fo:padding-bottom="0.0833in" fo:padding-right="0.0833in" fo:wrap-option="no-wrap"/>
    </style:style>
    <style:style style:name="P274"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75" style:family="table-cell">
      <style:table-cell-properties fo:border="0.0069in solid #000000" style:writing-mode="lr-tb" style:vertical-align="middle" fo:padding-top="0.0833in" fo:padding-left="0.0833in" fo:padding-bottom="0.0833in" fo:padding-right="0.0833in" fo:wrap-option="no-wrap"/>
    </style:style>
    <style:style style:name="P276"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77" style:family="table-cell">
      <style:table-cell-properties fo:border="0.0069in solid #000000" style:writing-mode="lr-tb" style:vertical-align="middle" fo:padding-top="0.0833in" fo:padding-left="0.0833in" fo:padding-bottom="0.0833in" fo:padding-right="0.0833in" fo:wrap-option="no-wrap"/>
    </style:style>
    <style:style style:name="P278"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279" style:family="table-row">
      <style:table-row-properties/>
    </style:style>
    <style:style style:name="TableCell280" style:family="table-cell">
      <style:table-cell-properties fo:border="0.0069in solid #000000" style:writing-mode="lr-tb" style:vertical-align="middle" fo:padding-top="0.0833in" fo:padding-left="0.0833in" fo:padding-bottom="0.0833in" fo:padding-right="0.0833in" fo:wrap-option="no-wrap"/>
    </style:style>
    <style:style style:name="P281"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82" style:family="table-cell">
      <style:table-cell-properties fo:border="0.0069in solid #000000" style:writing-mode="lr-tb" style:vertical-align="middle" fo:padding-top="0.0833in" fo:padding-left="0.0833in" fo:padding-bottom="0.0833in" fo:padding-right="0.0833in" fo:wrap-option="no-wrap"/>
    </style:style>
    <style:style style:name="P283"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84" style:family="table-cell">
      <style:table-cell-properties fo:border="0.0069in solid #000000" style:writing-mode="lr-tb" style:vertical-align="middle" fo:padding-top="0.0833in" fo:padding-left="0.0833in" fo:padding-bottom="0.0833in" fo:padding-right="0.0833in" fo:wrap-option="no-wrap"/>
    </style:style>
    <style:style style:name="P285"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Row286" style:family="table-row">
      <style:table-row-properties/>
    </style:style>
    <style:style style:name="TableCell287" style:family="table-cell">
      <style:table-cell-properties fo:border="0.0069in solid #000000" style:writing-mode="lr-tb" style:vertical-align="middle" fo:padding-top="0.0833in" fo:padding-left="0.0833in" fo:padding-bottom="0.0833in" fo:padding-right="0.0833in" fo:wrap-option="no-wrap"/>
    </style:style>
    <style:style style:name="P288"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89" style:family="table-cell">
      <style:table-cell-properties fo:border="0.0069in solid #000000" style:writing-mode="lr-tb" style:vertical-align="middle" fo:padding-top="0.0833in" fo:padding-left="0.0833in" fo:padding-bottom="0.0833in" fo:padding-right="0.0833in" fo:wrap-option="no-wrap"/>
    </style:style>
    <style:style style:name="P290"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TableCell291" style:family="table-cell">
      <style:table-cell-properties fo:border="0.0069in solid #000000" style:writing-mode="lr-tb" style:vertical-align="middle" fo:padding-top="0.0833in" fo:padding-left="0.0833in" fo:padding-bottom="0.0833in" fo:padding-right="0.0833in" fo:wrap-option="no-wrap"/>
    </style:style>
    <style:style style:name="P292" style:parent-style-name="Normal" style:family="paragraph">
      <style:paragraph-properties fo:margin-bottom="0in" fo:line-height="100%"/>
      <style:text-properties style:font-name="Calibri" style:font-name-asian="Times New Roman" style:font-name-complex="Calibri" style:letter-kerning="false" fo:font-size="12pt" style:font-size-asian="12pt" style:font-size-complex="12pt" style:language-asian="fr" style:country-asian="FR"/>
    </style:style>
    <style:style style:name="P293" style:parent-style-name="Normal" style:family="paragraph">
      <style:paragraph-properties fo:margin-top="0.0833in" fo:margin-bottom="0.0833in" fo:line-height="100%" fo:background-color="#FFFFFF"/>
    </style:style>
    <style:style style:name="T294" style:parent-style-name="Policepardéfaut" style:family="text">
      <style:text-properties style:font-name="Segoe UI Emoji" style:font-name-asian="Times New Roman" style:font-name-complex="Segoe UI Emoji" fo:color="#FF0000" style:letter-kerning="false" fo:font-size="12pt" style:font-size-asian="12pt" style:font-size-complex="12pt" style:language-asian="fr" style:country-asian="FR"/>
    </style:style>
    <style:style style:name="T295" style:parent-style-name="Policepardéfaut" style:family="text">
      <style:text-properties style:font-name="Calibri" style:font-name-asian="Times New Roman" style:font-name-complex="Calibri" fo:color="#FF0000" style:letter-kerning="false" fo:font-size="12pt" style:font-size-asian="12pt" style:font-size-complex="12pt" style:language-asian="fr" style:country-asian="FR"/>
    </style:style>
    <style:style style:name="P296" style:parent-style-name="Normal" style:family="paragraph">
      <style:paragraph-properties fo:margin-top="0.0833in" fo:margin-bottom="0.0833in" fo:line-height="100%" fo:background-color="#FFFFFF"/>
    </style:style>
    <style:style style:name="T297" style:parent-style-name="Policepardéfaut" style:family="text">
      <style:text-properties style:font-name="Calibri" style:font-name-asian="Times New Roman" style:font-name-complex="Calibri" fo:color="#FF0000" style:letter-kerning="false" fo:font-size="12pt" style:font-size-asian="12pt" style:font-size-complex="12pt" style:language-asian="fr" style:country-asian="FR"/>
    </style:style>
    <style:style style:name="T298" style:parent-style-name="Policepardéfaut" style:family="text">
      <style:text-properties style:font-name="Calibri" style:font-name-asian="Times New Roman" style:font-name-complex="Calibri" fo:font-weight="bold" style:font-weight-asian="bold" style:font-weight-complex="bold" fo:color="#FF0000" style:letter-kerning="false" fo:font-size="12pt" style:font-size-asian="12pt" style:font-size-complex="12pt" style:language-asian="fr" style:country-asian="FR"/>
    </style:style>
    <style:style style:name="T299" style:parent-style-name="Policepardéfaut" style:family="text">
      <style:text-properties style:font-name="Calibri" style:font-name-asian="Times New Roman" style:font-name-complex="Calibri" fo:color="#FF0000" style:letter-kerning="false" fo:font-size="12pt" style:font-size-asian="12pt" style:font-size-complex="12pt" style:language-asian="fr" style:country-asian="FR"/>
    </style:style>
    <style:style style:name="T300" style:parent-style-name="Policepardéfaut" style:family="text">
      <style:text-properties style:font-name="Calibri" style:font-name-asian="Times New Roman" style:font-name-complex="Calibri" fo:font-weight="bold" style:font-weight-asian="bold" style:font-weight-complex="bold" fo:color="#FF0000" style:letter-kerning="false" fo:font-size="12pt" style:font-size-asian="12pt" style:font-size-complex="12pt" style:language-asian="fr" style:country-asian="FR"/>
    </style:style>
    <style:style style:name="T301" style:parent-style-name="Policepardéfaut" style:family="text">
      <style:text-properties style:font-name="Calibri" style:font-name-asian="Times New Roman" style:font-name-complex="Calibri" fo:color="#FF0000" style:letter-kerning="false" fo:font-size="12pt" style:font-size-asian="12pt" style:font-size-complex="12pt" style:language-asian="fr" style:country-asian="FR"/>
    </style:style>
    <style:style style:name="T302" style:parent-style-name="Policepardéfaut" style:family="text">
      <style:text-properties style:font-name="Calibri" style:font-name-asian="Times New Roman" style:font-name-complex="Calibri" fo:color="#FF0000" style:letter-kerning="false" fo:font-size="12pt" style:font-size-asian="12pt" style:font-size-complex="12pt" style:language-asian="fr" style:country-asian="FR"/>
    </style:style>
    <style:style style:name="T303" style:parent-style-name="Policepardéfaut" style:family="text">
      <style:text-properties style:font-name="Calibri" style:font-name-asian="Times New Roman" style:font-name-complex="Calibri" fo:color="#FF0000" style:letter-kerning="false" fo:font-size="12pt" style:font-size-asian="12pt" style:font-size-complex="12pt" style:language-asian="fr" style:country-asian="FR"/>
    </style:style>
    <style:style style:name="T304" style:parent-style-name="Policepardéfaut" style:family="text">
      <style:text-properties style:font-name="Arial" style:font-name-asian="Times New Roman" fo:color="#FF0000" style:letter-kerning="false" fo:font-size="12pt" style:font-size-asian="12pt" style:font-size-complex="12pt" style:language-asian="fr" style:country-asian="FR"/>
    </style:style>
    <style:style style:name="P305" style:parent-style-name="Normal" style:family="paragraph">
      <style:paragraph-properties fo:text-align="center" fo:margin-bottom="0in" fo:line-height="100%" fo:margin-right="0.0986in"/>
      <style:text-properties style:font-name="Segoe UI Emoji" style:font-name-asian="Times New Roman" style:font-name-complex="Segoe UI Emoji" fo:font-weight="bold" style:font-weight-asian="bold" style:font-weight-complex="bold" fo:color="#38BDF8" style:letter-kerning="false" fo:font-size="24pt" style:font-size-asian="24pt" style:font-size-complex="24pt" style:language-asian="fr" style:country-asian="FR"/>
    </style:style>
    <style:style style:name="P306" style:parent-style-name="Normal" style:family="paragraph">
      <style:paragraph-properties fo:text-align="center" fo:margin-bottom="0in" fo:line-height="100%" fo:margin-right="0.0986in"/>
      <style:text-properties style:font-name="Segoe UI Emoji" style:font-name-asian="Times New Roman" style:font-name-complex="Segoe UI Emoji" fo:font-weight="bold" style:font-weight-asian="bold" style:font-weight-complex="bold" fo:color="#38BDF8" style:letter-kerning="false" fo:font-size="24pt" style:font-size-asian="24pt" style:font-size-complex="24pt" style:language-asian="fr" style:country-asian="FR"/>
    </style:style>
    <style:style style:name="P307" style:parent-style-name="Normal" style:family="paragraph">
      <style:paragraph-properties fo:text-align="center" fo:margin-bottom="0in" fo:line-height="100%" fo:margin-right="0.0986in"/>
    </style:style>
    <style:style style:name="T308" style:parent-style-name="Policepardéfaut" style:family="text">
      <style:text-properties style:font-name="Segoe UI Emoji" style:font-name-asian="Times New Roman" style:font-name-complex="Segoe UI Emoji" fo:font-weight="bold" style:font-weight-asian="bold" style:font-weight-complex="bold" fo:color="#38BDF8" style:letter-kerning="false" fo:font-size="24pt" style:font-size-asian="24pt" style:font-size-complex="24pt" style:language-asian="fr" style:country-asian="FR"/>
    </style:style>
    <style:style style:name="T309" style:parent-style-name="Policepardéfaut" style:family="text">
      <style:text-properties style:font-name="Arial" style:font-name-asian="Times New Roman" fo:font-weight="bold" style:font-weight-asian="bold" style:font-weight-complex="bold" fo:color="#38BDF8" style:letter-kerning="false" fo:font-size="24pt" style:font-size-asian="24pt" style:font-size-complex="24pt" style:language-asian="fr" style:country-asian="FR"/>
    </style:style>
    <style:style style:name="P310" style:parent-style-name="Normal" style:family="paragraph">
      <style:paragraph-properties fo:margin-top="0.0833in" fo:margin-bottom="0.0833in" fo:line-height="100%"/>
    </style:style>
    <style:style style:name="T311"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312"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313"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314"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315"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P316" style:parent-style-name="Normal" style:family="paragraph">
      <style:paragraph-properties fo:margin-top="0.0694in" fo:margin-bottom="0.0694in" fo:line-height="100%"/>
    </style:style>
    <style:style style:name="T317" style:parent-style-name="Policepardéfaut" style:family="text">
      <style:text-properties style:font-name="Segoe UI Emoji" style:font-name-asian="Times New Roman" style:font-name-complex="Segoe UI Emoji" fo:color="#1F1F1F" style:letter-kerning="false" fo:font-size="12pt" style:font-size-asian="12pt" style:font-size-complex="12pt" style:language-asian="fr" style:country-asian="FR"/>
    </style:style>
    <style:style style:name="T318"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319"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320"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P321" style:parent-style-name="Normal" style:family="paragraph">
      <style:paragraph-properties fo:margin-top="0.0694in" fo:margin-bottom="0.0694in" fo:line-height="100%"/>
    </style:style>
    <style:style style:name="T322" style:parent-style-name="Policepardéfaut" style:family="text">
      <style:text-properties style:font-name="Segoe UI Emoji" style:font-name-asian="Times New Roman" style:font-name-complex="Segoe UI Emoji" fo:color="#1F1F1F" style:letter-kerning="false" fo:font-size="12pt" style:font-size-asian="12pt" style:font-size-complex="12pt" style:language-asian="fr" style:country-asian="FR"/>
    </style:style>
    <style:style style:name="T323"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324"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325"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P326" style:parent-style-name="Normal" style:family="paragraph">
      <style:paragraph-properties fo:margin-top="0.0694in" fo:margin-bottom="0.0694in" fo:line-height="100%"/>
    </style:style>
    <style:style style:name="T327" style:parent-style-name="Policepardéfaut" style:family="text">
      <style:text-properties style:font-name="Segoe UI Emoji" style:font-name-asian="Times New Roman" style:font-name-complex="Segoe UI Emoji" fo:color="#1F1F1F" style:letter-kerning="false" fo:font-size="12pt" style:font-size-asian="12pt" style:font-size-complex="12pt" style:language-asian="fr" style:country-asian="FR"/>
    </style:style>
    <style:style style:name="T328"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329"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330"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P331" style:parent-style-name="Normal" style:family="paragraph">
      <style:paragraph-properties fo:margin-top="0.052in" fo:margin-bottom="0in" fo:line-height="100%"/>
    </style:style>
    <style:style style:name="T332" style:parent-style-name="Policepardéfaut" style:family="text">
      <style:text-properties style:font-name="Arial" style:font-name-asian="Times New Roman" fo:color="#1F1F1F" style:letter-kerning="false" fo:font-size="10.5pt" style:font-size-asian="10.5pt" style:font-size-complex="10.5pt" style:language-asian="fr" style:country-asian="FR"/>
    </style:style>
    <style:style style:name="P333" style:parent-style-name="Normal" style:family="paragraph">
      <style:paragraph-properties fo:text-align="center" fo:margin-top="0.0833in" fo:margin-bottom="0.0833in" fo:line-height="100%"/>
    </style:style>
    <style:style style:name="T334" style:parent-style-name="Policepardéfaut" style:family="text">
      <style:text-properties style:font-name="Segoe UI Emoji" style:font-name-asian="Times New Roman" style:font-name-complex="Segoe UI Emoji" fo:color="#10B981" style:letter-kerning="false" fo:font-size="24pt" style:font-size-asian="24pt" style:font-size-complex="24pt" style:language-asian="fr" style:country-asian="FR"/>
    </style:style>
    <style:style style:name="T335" style:parent-style-name="Policepardéfaut" style:family="text">
      <style:text-properties style:font-name="Arial" style:font-name-asian="Times New Roman" fo:color="#10B981" style:letter-kerning="false" fo:font-size="24pt" style:font-size-asian="24pt" style:font-size-complex="24pt" style:language-asian="fr" style:country-asian="FR"/>
    </style:style>
    <style:style style:name="P336" style:parent-style-name="Normal" style:family="paragraph">
      <style:paragraph-properties fo:margin-bottom="0in" fo:line-height="100%"/>
    </style:style>
    <style:style style:name="T337" style:parent-style-name="Policepardéfaut" style:family="text">
      <style:text-properties style:font-name="Arial" style:font-name-asian="Times New Roman" fo:font-weight="bold" style:font-weight-asian="bold" style:font-weight-complex="bold" fo:color="#1F1F1F" style:letter-kerning="false" fo:font-size="10.5pt" style:font-size-asian="10.5pt" style:font-size-complex="10.5pt" style:language-asian="fr" style:country-asian="FR"/>
    </style:style>
    <style:style style:name="T338" style:parent-style-name="Policepardéfaut" style:family="text">
      <style:text-properties style:font-name="Arial" style:font-name-asian="Times New Roman" fo:color="#1F1F1F" style:letter-kerning="false" fo:font-size="10.5pt" style:font-size-asian="10.5pt" style:font-size-complex="10.5pt" style:language-asian="fr" style:country-asian="FR"/>
    </style:style>
    <style:style style:name="T339" style:parent-style-name="Policepardéfaut" style:family="text">
      <style:text-properties style:font-name="Calibri" style:font-name-asian="Times New Roman" style:font-name-complex="Calibri" fo:font-style="italic" style:font-style-asian="italic" style:font-style-complex="italic" fo:color="#1F1F1F" style:letter-kerning="false" style:language-asian="fr" style:country-asian="FR"/>
    </style:style>
    <style:style style:name="T340" style:parent-style-name="Policepardéfaut" style:family="text">
      <style:text-properties style:font-name="Calibri" style:font-name-asian="Times New Roman" style:font-name-complex="Calibri" fo:color="#1F1F1F" style:letter-kerning="false" style:language-asian="fr" style:country-asian="FR"/>
    </style:style>
    <style:style style:name="T341" style:parent-style-name="Policepardéfaut" style:family="text">
      <style:text-properties style:font-name="Calibri" style:font-name-asian="Times New Roman" style:font-name-complex="Calibri" fo:color="#1F1F1F" style:letter-kerning="false" style:language-asian="fr" style:country-asian="FR"/>
    </style:style>
    <style:style style:name="T342"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43" style:parent-style-name="Policepardéfaut" style:family="text">
      <style:text-properties style:font-name="Calibri" style:font-name-asian="Times New Roman" style:font-name-complex="Calibri" fo:color="#1F1F1F" style:letter-kerning="false" style:language-asian="fr" style:country-asian="FR"/>
    </style:style>
    <style:style style:name="T344"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45" style:parent-style-name="Policepardéfaut" style:family="text">
      <style:text-properties style:font-name="Calibri" style:font-name-asian="Times New Roman" style:font-name-complex="Calibri" fo:color="#1F1F1F" style:letter-kerning="false" style:language-asian="fr" style:country-asian="FR"/>
    </style:style>
    <style:style style:name="P346" style:parent-style-name="Normal" style:family="paragraph">
      <style:paragraph-properties fo:margin-bottom="0in" fo:line-height="100%"/>
    </style:style>
    <style:style style:name="T347"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48" style:parent-style-name="Policepardéfaut" style:family="text">
      <style:text-properties style:font-name="Calibri" style:font-name-asian="Times New Roman" style:font-name-complex="Calibri" fo:color="#1F1F1F" style:letter-kerning="false" style:language-asian="fr" style:country-asian="FR"/>
    </style:style>
    <style:style style:name="T349" style:parent-style-name="Policepardéfaut" style:family="text">
      <style:text-properties style:font-name="Calibri" style:font-name-asian="Times New Roman" style:font-name-complex="Calibri" fo:font-style="italic" style:font-style-asian="italic" style:font-style-complex="italic" fo:color="#1F1F1F" style:letter-kerning="false" style:language-asian="fr" style:country-asian="FR"/>
    </style:style>
    <style:style style:name="T350" style:parent-style-name="Policepardéfaut" style:family="text">
      <style:text-properties style:font-name="Calibri" style:font-name-asian="Times New Roman" style:font-name-complex="Calibri" fo:color="#1F1F1F" style:letter-kerning="false" style:language-asian="fr" style:country-asian="FR"/>
    </style:style>
    <style:style style:name="T351" style:parent-style-name="Policepardéfaut" style:family="text">
      <style:text-properties style:font-name="Calibri" style:font-name-asian="Times New Roman" style:font-name-complex="Calibri" fo:color="#1F1F1F" style:letter-kerning="false" style:language-asian="fr" style:country-asian="FR"/>
    </style:style>
    <style:style style:name="T352"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53" style:parent-style-name="Policepardéfaut" style:family="text">
      <style:text-properties style:font-name="Calibri" style:font-name-asian="Times New Roman" style:font-name-complex="Calibri" fo:color="#1F1F1F" style:letter-kerning="false" style:language-asian="fr" style:country-asian="FR"/>
    </style:style>
    <style:style style:name="P354" style:parent-style-name="Normal" style:family="paragraph">
      <style:paragraph-properties fo:margin-bottom="0in" fo:line-height="100%"/>
    </style:style>
    <style:style style:name="T355"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56" style:parent-style-name="Policepardéfaut" style:family="text">
      <style:text-properties style:font-name="Calibri" style:font-name-asian="Times New Roman" style:font-name-complex="Calibri" fo:color="#1F1F1F" style:letter-kerning="false" style:language-asian="fr" style:country-asian="FR"/>
    </style:style>
    <style:style style:name="T357" style:parent-style-name="Policepardéfaut" style:family="text">
      <style:text-properties style:font-name="Calibri" style:font-name-asian="Times New Roman" style:font-name-complex="Calibri" fo:font-style="italic" style:font-style-asian="italic" style:font-style-complex="italic" fo:color="#1F1F1F" style:letter-kerning="false" style:language-asian="fr" style:country-asian="FR"/>
    </style:style>
    <style:style style:name="T358" style:parent-style-name="Policepardéfaut" style:family="text">
      <style:text-properties style:font-name="Calibri" style:font-name-asian="Times New Roman" style:font-name-complex="Calibri" fo:color="#1F1F1F" style:letter-kerning="false" style:language-asian="fr" style:country-asian="FR"/>
    </style:style>
    <style:style style:name="T359" style:parent-style-name="Policepardéfaut" style:family="text">
      <style:text-properties style:font-name="Calibri" style:font-name-asian="Times New Roman" style:font-name-complex="Calibri" fo:color="#1F1F1F" style:letter-kerning="false" style:language-asian="fr" style:country-asian="FR"/>
    </style:style>
    <style:style style:name="T360"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61" style:parent-style-name="Policepardéfaut" style:family="text">
      <style:text-properties style:font-name="Calibri" style:font-name-asian="Times New Roman" style:font-name-complex="Calibri" fo:color="#1F1F1F" style:letter-kerning="false" style:language-asian="fr" style:country-asian="FR"/>
    </style:style>
    <style:style style:name="P362" style:parent-style-name="Normal" style:family="paragraph">
      <style:paragraph-properties fo:margin-bottom="0in" fo:line-height="100%"/>
    </style:style>
    <style:style style:name="T363"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64" style:parent-style-name="Policepardéfaut" style:family="text">
      <style:text-properties style:font-name="Calibri" style:font-name-asian="Times New Roman" style:font-name-complex="Calibri" fo:color="#1F1F1F" style:letter-kerning="false" style:language-asian="fr" style:country-asian="FR"/>
    </style:style>
    <style:style style:name="T365" style:parent-style-name="Policepardéfaut" style:family="text">
      <style:text-properties style:font-name="Calibri" style:font-name-asian="Times New Roman" style:font-name-complex="Calibri" fo:font-style="italic" style:font-style-asian="italic" style:font-style-complex="italic" fo:color="#1F1F1F" style:letter-kerning="false" style:language-asian="fr" style:country-asian="FR"/>
    </style:style>
    <style:style style:name="T366" style:parent-style-name="Policepardéfaut" style:family="text">
      <style:text-properties style:font-name="Calibri" style:font-name-asian="Times New Roman" style:font-name-complex="Calibri" fo:color="#1F1F1F" style:letter-kerning="false" style:language-asian="fr" style:country-asian="FR"/>
    </style:style>
    <style:style style:name="T367" style:parent-style-name="Policepardéfaut" style:family="text">
      <style:text-properties style:font-name="Calibri" style:font-name-asian="Times New Roman" style:font-name-complex="Calibri" fo:color="#1F1F1F" style:letter-kerning="false" style:language-asian="fr" style:country-asian="FR"/>
    </style:style>
    <style:style style:name="T368"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69" style:parent-style-name="Policepardéfaut" style:family="text">
      <style:text-properties style:font-name="Calibri" style:font-name-asian="Times New Roman" style:font-name-complex="Calibri" fo:color="#1F1F1F" style:letter-kerning="false" style:language-asian="fr" style:country-asian="FR"/>
    </style:style>
    <style:style style:name="P370" style:parent-style-name="Normal" style:family="paragraph">
      <style:paragraph-properties fo:margin-bottom="0in" fo:line-height="100%"/>
    </style:style>
    <style:style style:name="T371"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72" style:parent-style-name="Policepardéfaut" style:family="text">
      <style:text-properties style:font-name="Calibri" style:font-name-asian="Times New Roman" style:font-name-complex="Calibri" fo:color="#1F1F1F" style:letter-kerning="false" style:language-asian="fr" style:country-asian="FR"/>
    </style:style>
    <style:style style:name="T373" style:parent-style-name="Policepardéfaut" style:family="text">
      <style:text-properties style:font-name="Calibri" style:font-name-asian="Times New Roman" style:font-name-complex="Calibri" fo:font-style="italic" style:font-style-asian="italic" style:font-style-complex="italic" fo:color="#1F1F1F" style:letter-kerning="false" style:language-asian="fr" style:country-asian="FR"/>
    </style:style>
    <style:style style:name="T374" style:parent-style-name="Policepardéfaut" style:family="text">
      <style:text-properties style:font-name="Calibri" style:font-name-asian="Times New Roman" style:font-name-complex="Calibri" fo:color="#1F1F1F" style:letter-kerning="false" style:language-asian="fr" style:country-asian="FR"/>
    </style:style>
    <style:style style:name="T375" style:parent-style-name="Policepardéfaut" style:family="text">
      <style:text-properties style:font-name="Calibri" style:font-name-asian="Times New Roman" style:font-name-complex="Calibri" fo:color="#1F1F1F" style:letter-kerning="false" style:language-asian="fr" style:country-asian="FR"/>
    </style:style>
    <style:style style:name="T376" style:parent-style-name="Policepardéfaut" style:family="text">
      <style:text-properties style:font-name="Calibri" style:font-name-asian="Times New Roman" style:font-name-complex="Calibri" fo:font-weight="bold" style:font-weight-asian="bold" style:font-weight-complex="bold" fo:color="#1F1F1F" style:letter-kerning="false" style:language-asian="fr" style:country-asian="FR"/>
    </style:style>
    <style:style style:name="T377" style:parent-style-name="Policepardéfaut" style:family="text">
      <style:text-properties style:font-name="Calibri" style:font-name-asian="Times New Roman" style:font-name-complex="Calibri" fo:color="#1F1F1F" style:letter-kerning="false" style:language-asian="fr" style:country-asian="FR"/>
    </style:style>
    <style:style style:name="P378" style:parent-style-name="Normal" style:family="paragraph">
      <style:paragraph-properties fo:margin-top="0.052in" fo:margin-bottom="0in" fo:line-height="100%"/>
    </style:style>
    <style:style style:name="T379" style:parent-style-name="Policepardéfaut" style:family="text">
      <style:text-properties style:font-name="Arial" style:font-name-asian="Times New Roman" fo:color="#1F1F1F" style:letter-kerning="false" fo:font-size="10.5pt" style:font-size-asian="10.5pt" style:font-size-complex="10.5pt" style:language-asian="fr" style:country-asian="FR"/>
    </style:style>
    <style:style style:name="P380" style:parent-style-name="Normal" style:family="paragraph">
      <style:paragraph-properties fo:margin-top="0.0833in" fo:margin-bottom="0.0833in" fo:line-height="100%"/>
      <style:text-properties style:font-name="Calibri" style:font-name-asian="Times New Roman" style:font-name-complex="Calibri" fo:color="#1F1F1F" style:letter-kerning="false" fo:font-size="12pt" style:font-size-asian="12pt" style:font-size-complex="12pt" style:language-asian="fr" style:country-asian="FR"/>
    </style:style>
    <style:style style:name="P381" style:parent-style-name="Normal" style:family="paragraph">
      <style:paragraph-properties fo:margin-top="0.0833in" fo:margin-bottom="0.0833in" fo:line-height="100%"/>
    </style:style>
    <style:style style:name="T382"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383"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384"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385"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386"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P387" style:parent-style-name="Normal" style:family="paragraph">
      <style:paragraph-properties fo:margin-top="0.0833in" fo:margin-bottom="0.0833in" fo:line-height="100%"/>
    </style:style>
    <style:style style:name="T388"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T389" style:parent-style-name="Policepardéfaut" style:family="text">
      <style:text-properties style:font-name="Calibri" style:font-name-asian="Times New Roman" style:font-name-complex="Calibri" fo:font-weight="bold" style:font-weight-asian="bold" style:font-weight-complex="bold" fo:color="#1F1F1F" style:letter-kerning="false" fo:font-size="12pt" style:font-size-asian="12pt" style:font-size-complex="12pt" style:language-asian="fr" style:country-asian="FR"/>
    </style:style>
    <style:style style:name="T390" style:parent-style-name="Policepardéfaut" style:family="text">
      <style:text-properties style:font-name="Calibri" style:font-name-asian="Times New Roman" style:font-name-complex="Calibri" fo:color="#1F1F1F" style:letter-kerning="false" fo:font-size="12pt" style:font-size-asian="12pt" style:font-size-complex="12pt" style:language-asian="fr" style:country-asian="FR"/>
    </style:style>
    <style:style style:name="P391" style:parent-style-name="Normal" style:family="paragraph">
      <style:paragraph-properties fo:margin-top="0.052in" fo:margin-bottom="0.052in" fo:line-height="100%"/>
    </style:style>
    <style:style style:name="T392" style:parent-style-name="Policepardéfaut" style:family="text">
      <style:text-properties style:font-name="Arial" style:font-name-asian="Times New Roman" fo:color="#1F1F1F" style:letter-kerning="false" fo:font-size="10.5pt" style:font-size-asian="10.5pt" style:font-size-complex="10.5pt" style:language-asian="fr" style:country-asian="FR"/>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office:automatic-styles>
  <office:body>
    <office:text text:use-soft-page-breaks="true">
      <text:p text:style-name="P1"><draw:g draw:z-index="251659264" draw:name="Groupe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2"><text:span text:style-name="T3"><text:s text:c="5"/></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orme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orme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orme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orme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orme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orme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orme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orme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orme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orme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orme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orme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orme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orme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orme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orme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orme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orme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orme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orme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orme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1312" draw:id="id29" draw:style-name="a26" draw:name="Zone de texte 2" text:anchor-type="paragraph" svg:x="3.47292in" svg:y="10.28958in" svg:width="3.72083in" svg:height="0.39722in" style:rel-width="scale" style:rel-height="scale"><draw:text-box><text:p text:style-name="Sansinterligne"><text:span text:style-name="T4">WAFI SALMA</text:span></text:p><text:p text:style-name="Sansinterligne"><text:span text:style-name="T5">QTLAS COMMERCE SARL</text:span></text:p></draw:text-box><svg:title/><svg:desc/></draw:frame></text:p>
      <text:p text:style-name="P6"><draw:frame draw:z-index="251660288" draw:id="id30" draw:style-name="a27" draw:name="Zone de texte 3" text:anchor-type="paragraph" svg:x="3.46875in" svg:y="2.07292in" svg:width="4.6875in" svg:height="3.39583in" style:rel-width="scale" style:rel-height="scale"><draw:text-box><text:p text:style-name="Sansinterligne"><text:span text:style-name="T7">PROJET DATA ANALYST</text:span></text:p><text:p text:style-name="P8"><text:span text:style-name="T9"><draw:custom-shape svg:x="0in" svg:y="0in" svg:width="6.53194in" svg:height="0.02083in" draw:z-index="0" draw:id="id31" draw:style-name="a28" draw:name="Horizontal Line 1" text:anchor-type="as-char"><svg:title/><svg:desc/><draw:enhanced-geometry draw:type="non-primitive" svg:viewBox="0 0 21600 21600" draw:enhanced-path="M 0 0 L 21600 0 21600 21600 0 21600 Z N"/></draw:custom-shape></text:span></text:p><text:p text:style-name="P10"><text:span text:style-name="T11">ANALYSE DES DONNÉES de l'entreprise<text:s/></text:span><text:span text:style-name="T12">Atlas Commerce SARL </text:span></text:p><text:p text:style-name="P13"/></draw:text-box><svg:title/><svg:desc/></draw:frame></text:p>
      <text:p text:style-name="P14"/>
      <text:soft-page-break/>
      <text:p text:style-name="P15"><text:span text:style-name="T16">Audit &amp; Compréhension des Données</text:span></text:p>
      <text:p text:style-name="P17"><text:span text:style-name="T18">Analyse de Structure et Qualité :</text:span></text:p>
      <text:p text:style-name="P19">Le fichier Atlas Commerce SARL.csv contient l'historique des transactions. L'audit révèle des problèmes critiques d'intégrité : incohérences typographiques (ex: "Kinshasa" vs "Kinshassa"), valeurs aberrantes de prix négatifs (-50.0) et quantités nulles, nécessitant un nettoyage rigoureux pour garantir la fiabilité des KPIs.</text:p>
      <text:p text:style-name="P20"># État des lieux technique</text:p>
      <text:p text:style-name="P21">Structure : 14 colonnes (IDs, Temporel, Géographique, Financier, Marketing)</text:p>
      <text:p text:style-name="P22">Doublons : À vérifier sur id_commande</text:p>
      <text:p text:style-name="P23">Valeurs aberrantes : prix_unitaire &lt; 0, quantite = 0, remise &lt; 0</text:p>
      <text:p text:style-name="P24"><text:span text:style-name="T25">Dictionnaire des Variables &amp; Anomalies :</text:span></text:p>
      <table:table table:style-name="Table26">
        <table:table-columns>
          <table:table-column table:style-name="TableColumn27"/>
          <table:table-column table:style-name="TableColumn28"/>
          <table:table-column table:style-name="TableColumn29"/>
        </table:table-columns>
        <table:table-header-rows>
          <table:table-row table:style-name="TableRow30">
            <table:table-cell table:style-name="TableCell31">
              <text:p text:style-name="P32">Variable</text:p>
            </table:table-cell>
            <table:table-cell table:style-name="TableCell33">
              <text:p text:style-name="P34">Type</text:p>
            </table:table-cell>
            <table:table-cell table:style-name="TableCell35">
              <text:p text:style-name="P36">Problèmes Détectés</text:p>
            </table:table-cell>
          </table:table-row>
        </table:table-header-rows>
        <table:table-row table:style-name="TableRow37">
          <table:table-cell table:style-name="TableCell38">
            <text:p text:style-name="P39">date_commande</text:p>
          </table:table-cell>
          <table:table-cell table:style-name="TableCell40">
            <text:p text:style-name="P41">Object</text:p>
          </table:table-cell>
          <table:table-cell table:style-name="TableCell42">
            <text:p text:style-name="P43">À convertir en Datetime pour l'analyse temporelle.</text:p>
          </table:table-cell>
        </table:table-row>
        <table:table-row table:style-name="TableRow44">
          <table:table-cell table:style-name="TableCell45">
            <text:p text:style-name="P46">ville</text:p>
          </table:table-cell>
          <table:table-cell table:style-name="TableCell47">
            <text:p text:style-name="P48">String</text:p>
          </table:table-cell>
          <table:table-cell table:style-name="TableCell49">
            <text:p text:style-name="P50">Doublons d'orthographe (Kinshasa/Kinshassa).</text:p>
          </table:table-cell>
        </table:table-row>
        <table:table-row table:style-name="TableRow51">
          <table:table-cell table:style-name="TableCell52">
            <text:p text:style-name="P53">categorie</text:p>
          </table:table-cell>
          <table:table-cell table:style-name="TableCell54">
            <text:p text:style-name="P55">String</text:p>
          </table:table-cell>
          <table:table-cell table:style-name="TableCell56">
            <text:p text:style-name="P57">Casse incohérente (electronique vs Électronique).</text:p>
          </table:table-cell>
        </table:table-row>
        <table:table-row table:style-name="TableRow58">
          <table:table-cell table:style-name="TableCell59">
            <text:p text:style-name="P60">prix_unitaire</text:p>
          </table:table-cell>
          <table:table-cell table:style-name="TableCell61">
            <text:p text:style-name="P62">Float</text:p>
          </table:table-cell>
          <table:table-cell table:style-name="TableCell63">
            <text:p text:style-name="P64">Présence de valeurs négatives (-50.0).</text:p>
          </table:table-cell>
        </table:table-row>
        <table:table-row table:style-name="TableRow65">
          <table:table-cell table:style-name="TableCell66">
            <text:p text:style-name="P67">quantite</text:p>
          </table:table-cell>
          <table:table-cell table:style-name="TableCell68">
            <text:p text:style-name="P69">Int</text:p>
          </table:table-cell>
          <table:table-cell table:style-name="TableCell70">
            <text:p text:style-name="P71">Transactions à 0 unité détectées.</text:p>
          </table:table-cell>
        </table:table-row>
        <table:table-row table:style-name="TableRow72">
          <table:table-cell table:style-name="TableCell73">
            <text:p text:style-name="P74">remise</text:p>
          </table:table-cell>
          <table:table-cell table:style-name="TableCell75">
            <text:p text:style-name="P76">Float</text:p>
          </table:table-cell>
          <table:table-cell table:style-name="TableCell77">
            <text:p text:style-name="P78">Remises négatives (-0.1) identifiées.</text:p>
          </table:table-cell>
        </table:table-row>
        <table:table-row table:style-name="TableRow79">
          <table:table-cell table:style-name="TableCell80">
            <text:p text:style-name="P81">statut_commande</text:p>
          </table:table-cell>
          <table:table-cell table:style-name="TableCell82">
            <text:p text:style-name="P83">String</text:p>
          </table:table-cell>
          <table:table-cell table:style-name="TableCell84">
            <text:p text:style-name="P85">Indicateur clé pour filtrer le CA réel (Livrée vs Annulée).</text:p>
          </table:table-cell>
        </table:table-row>
      </table:table>
      <text:p text:style-name="P86"><text:span text:style-name="T87"><text:s/>Nettoyage &amp; Traitement des Données(Data cleaning)</text:span></text:p>
      <text:p text:style-name="P88"><text:span text:style-name="T89">Stratégie de Correction :</text:span></text:p>
      <text:p text:style-name="P90">Cette phase transforme le dataset brut en une base de données fiable. L'objectif est de supprimer le "bruit" statistique (erreurs de saisie et valeurs impossibles) pour que chaque ligne représente une transaction commerciale réelle et cohérente.</text:p>
      <text:p text:style-name="P91"># Script de mise en conformité</text:p>
      <text:p text:style-name="P92">Dates : Conversion Object -&gt; Datetime</text:p>
      <text:p text:style-name="P93">Doublons : Déduplication stricte sur id_commande</text:p>
      <text:p text:style-name="P94">Filtrage : Exclusion des quantités &lt;= 0 et prix &lt;= 0</text:p>
      <text:p text:style-name="P95"/>
      <text:p text:style-name="P96"><text:span text:style-name="T97">Plan d'action par Variable :</text:span></text:p>
      <table:table table:style-name="Table98">
        <table:table-columns>
          <table:table-column table:style-name="TableColumn99"/>
          <table:table-column table:style-name="TableColumn100"/>
        </table:table-columns>
        <table:table-header-rows>
          <table:table-row table:style-name="TableRow101">
            <table:table-cell table:style-name="TableCell102">
              <text:soft-page-break/>
              <text:p text:style-name="P103">Variable</text:p>
            </table:table-cell>
            <table:table-cell table:style-name="TableCell104">
              <text:p text:style-name="P105">Action de Nettoyage</text:p>
            </table:table-cell>
          </table:table-row>
        </table:table-header-rows>
        <table:table-row table:style-name="TableRow106">
          <table:table-cell table:style-name="TableCell107">
            <text:p text:style-name="P108">ville</text:p>
          </table:table-cell>
          <table:table-cell table:style-name="TableCell109">
            <text:p text:style-name="P110">Correction orthographique (Mapping) et suppression des espaces.</text:p>
          </table:table-cell>
        </table:table-row>
        <table:table-row table:style-name="TableRow111">
          <table:table-cell table:style-name="TableCell112">
            <text:p text:style-name="P113">categorie</text:p>
          </table:table-cell>
          <table:table-cell table:style-name="TableCell114">
            <text:p text:style-name="P115">Uniformisation de la casse et gestion des accents.</text:p>
          </table:table-cell>
        </table:table-row>
        <table:table-row table:style-name="TableRow116">
          <table:table-cell table:style-name="TableCell117">
            <text:p text:style-name="P118">remise</text:p>
          </table:table-cell>
          <table:table-cell table:style-name="TableCell119">
            <text:p text:style-name="P120">Correction des valeurs négatives en valeurs absolues.</text:p>
          </table:table-cell>
        </table:table-row>
        <table:table-row table:style-name="TableRow121">
          <table:table-cell table:style-name="TableCell122">
            <text:p text:style-name="P123">statut</text:p>
          </table:table-cell>
          <table:table-cell table:style-name="TableCell124">
            <text:p text:style-name="P125">Standardisation des labels (Livrée, Retournée, Annulée).</text:p>
          </table:table-cell>
        </table:table-row>
        <table:table-row table:style-name="TableRow126">
          <table:table-cell table:style-name="TableCell127">
            <text:p text:style-name="P128">outliers</text:p>
          </table:table-cell>
          <table:table-cell table:style-name="TableCell129">
            <text:p text:style-name="P130">Suppression des transactions aberrantes (prix ou quantités nulles).</text:p>
          </table:table-cell>
        </table:table-row>
      </table:table>
      <text:p text:style-name="P131"><text:span text:style-name="T132"><text:s/></text:span><text:span text:style-name="T133">Enrichissement des Données (Feature Engineering)</text:span></text:p>
      <text:p text:style-name="P134"><text:span text:style-name="T135">Objectif Stratégique :</text:span></text:p>
      <text:p text:style-name="P136"><text:span text:style-name="T137">Transformation des variables brutes en </text:span><text:span text:style-name="T138">indicateurs de performance (KPIs)</text:span><text:span text:style-name="T139">. Cette étape permet de passer d'une simple liste de transactions à une analyse de rentabilité profonde (Profit, Marge et Valeur Client).</text:span></text:p>
      <text:p text:style-name="P140"># Formules de calcul financier</text:p>
      <text:p text:style-name="P141">CA Net = (Prix * Qté) * (1 - Remise)</text:p>
      <text:p text:style-name="P142">Profit Net = Marge - (Logistique + Marketing)</text:p>
      <text:p text:style-name="P143">CLV = Σ Profit_Net par Client</text:p>
      <text:p text:style-name="P144"><text:span text:style-name="T145">Nouveaux Indicateurs Créés :</text:span></text:p>
      <table:table table:style-name="Table146">
        <table:table-columns>
          <table:table-column table:style-name="TableColumn147"/>
          <table:table-column table:style-name="TableColumn148"/>
          <table:table-column table:style-name="TableColumn149"/>
        </table:table-columns>
        <table:table-header-rows>
          <table:table-row table:style-name="TableRow150">
            <table:table-cell table:style-name="TableCell151">
              <text:p text:style-name="P152">Variable</text:p>
            </table:table-cell>
            <table:table-cell table:style-name="TableCell153">
              <text:p text:style-name="P154">Description Métier</text:p>
            </table:table-cell>
            <table:table-cell table:style-name="TableCell155">
              <text:p text:style-name="P156">Utilité Analyse</text:p>
            </table:table-cell>
          </table:table-row>
        </table:table-header-rows>
        <table:table-row table:style-name="TableRow157">
          <table:table-cell table:style-name="TableCell158">
            <text:p text:style-name="P159">chiffre_affaires</text:p>
          </table:table-cell>
          <table:table-cell table:style-name="TableCell160">
            <text:p text:style-name="P161">Revenu réel après remises.</text:p>
          </table:table-cell>
          <table:table-cell table:style-name="TableCell162">
            <text:p text:style-name="P163">Volume d'affaires global.</text:p>
          </table:table-cell>
        </table:table-row>
        <table:table-row table:style-name="TableRow164">
          <table:table-cell table:style-name="TableCell165">
            <text:p text:style-name="P166">profit_net</text:p>
          </table:table-cell>
          <table:table-cell table:style-name="TableCell167">
            <text:p text:style-name="P168">Résultat final (CA - Coûts).</text:p>
          </table:table-cell>
          <table:table-cell table:style-name="TableCell169">
            <text:p text:style-name="P170">Mesure de rentabilité réelle.</text:p>
          </table:table-cell>
        </table:table-row>
        <table:table-row table:style-name="TableRow171">
          <table:table-cell table:style-name="TableCell172">
            <text:p text:style-name="P173">mois</text:p>
          </table:table-cell>
          <table:table-cell table:style-name="TableCell174">
            <text:p text:style-name="P175">Mois de la transaction.</text:p>
          </table:table-cell>
          <table:table-cell table:style-name="TableCell176">
            <text:p text:style-name="P177">Analyse de saisonnalité.</text:p>
          </table:table-cell>
        </table:table-row>
        <table:table-row table:style-name="TableRow178">
          <table:table-cell table:style-name="TableCell179">
            <text:p text:style-name="P180">indicateur_retour</text:p>
          </table:table-cell>
          <table:table-cell table:style-name="TableCell181">
            <text:p text:style-name="P182">Flag binaire (Retour/Annulation).</text:p>
          </table:table-cell>
          <table:table-cell table:style-name="TableCell183">
            <text:p text:style-name="P184">Suivi du taux de défaillance.</text:p>
          </table:table-cell>
        </table:table-row>
        <table:table-row table:style-name="TableRow185">
          <table:table-cell table:style-name="TableCell186">
            <text:p text:style-name="P187">valeur_vie_client</text:p>
          </table:table-cell>
          <table:table-cell table:style-name="TableCell188">
            <text:p text:style-name="P189">CLV (Customer Lifetime Value).</text:p>
          </table:table-cell>
          <table:table-cell table:style-name="TableCell190">
            <text:p text:style-name="P191">Identification des clients VIP.</text:p>
          </table:table-cell>
        </table:table-row>
      </table:table>
      <text:p text:style-name="P192"><text:span text:style-name="T193"><text:s/></text:span><text:span text:style-name="T194">Analyse Exploratoire &amp; Visualisation (EDA)</text:span></text:p>
      <text:p text:style-name="P195"><text:span text:style-name="T196">Mission de l'Analyse :</text:span></text:p>
      <text:p text:style-name="P197"><text:span text:style-name="T198">Extraire des </text:span><text:span text:style-name="T199">insights actionnables</text:span><text:span text:style-name="T200"> à travers quatre piliers fondamentaux : la performance globale, la rentabilité par catégorie, l'efficacité marketing (ROI) et la segmentation client (Loi de Pareto).</text:span></text:p>
      <text:soft-page-break/>
      <text:p text:style-name="P201"># Framework de visualisation</text:p>
      <text:p text:style-name="P202">Bibliothèques : Matplotlib &amp; Seaborn</text:p>
      <text:p text:style-name="P203">Objectif : Identifier les leviers de croissance et les sources de pertes.</text:p>
      <text:p text:style-name="P204"><text:span text:style-name="T205">Axes Décisionnels :</text:span></text:p>
      <table:table table:style-name="Table206">
        <table:table-columns>
          <table:table-column table:style-name="TableColumn207"/>
          <table:table-column table:style-name="TableColumn208"/>
          <table:table-column table:style-name="TableColumn209"/>
        </table:table-columns>
        <table:table-header-rows>
          <table:table-row table:style-name="TableRow210">
            <table:table-cell table:style-name="TableCell211">
              <text:p text:style-name="P212">Domaine</text:p>
            </table:table-cell>
            <table:table-cell table:style-name="TableCell213">
              <text:p text:style-name="P214">KPIs Clés</text:p>
            </table:table-cell>
            <table:table-cell table:style-name="TableCell215">
              <text:p text:style-name="P216">Question Stratégique</text:p>
            </table:table-cell>
          </table:table-row>
        </table:table-header-rows>
        <table:table-row table:style-name="TableRow217">
          <table:table-cell table:style-name="TableCell218">
            <text:p text:style-name="P219">Performance</text:p>
          </table:table-cell>
          <table:table-cell table:style-name="TableCell220">
            <text:p text:style-name="P221">CA Total, Panier Moyen, Taux de Retour</text:p>
          </table:table-cell>
          <table:table-cell table:style-name="TableCell222">
            <text:p text:style-name="P223">Quelle est la santé globale d'AfriMarket ?</text:p>
          </table:table-cell>
        </table:table-row>
        <table:table-row table:style-name="TableRow224">
          <table:table-cell table:style-name="TableCell225">
            <text:p text:style-name="P226">Marketing</text:p>
          </table:table-cell>
          <table:table-cell table:style-name="TableCell227">
            <text:p text:style-name="P228">ROI par canal, Coût d'acquisition</text:p>
          </table:table-cell>
          <table:table-cell table:style-name="TableCell229">
            <text:p text:style-name="P230">Où devons-nous allouer le budget publicitaire ?</text:p>
          </table:table-cell>
        </table:table-row>
        <table:table-row table:style-name="TableRow231">
          <table:table-cell table:style-name="TableCell232">
            <text:p text:style-name="P233">Géographie</text:p>
          </table:table-cell>
          <table:table-cell table:style-name="TableCell234">
            <text:p text:style-name="P235">CA par Ville, Taux d'annulation</text:p>
          </table:table-cell>
          <table:table-cell table:style-name="TableCell236">
            <text:p text:style-name="P237">Quelle région présente le plus de risques ?</text:p>
          </table:table-cell>
        </table:table-row>
        <table:table-row table:style-name="TableRow238">
          <table:table-cell table:style-name="TableCell239">
            <text:p text:style-name="P240">Clients</text:p>
          </table:table-cell>
          <table:table-cell table:style-name="TableCell241">
            <text:p text:style-name="P242">Top 10 Clients, Pareto (80/20)</text:p>
          </table:table-cell>
          <table:table-cell table:style-name="TableCell243">
            <text:p text:style-name="P244">Comment fidéliser les clients à haute valeur ?</text:p>
          </table:table-cell>
        </table:table-row>
      </table:table>
      <text:p text:style-name="P245"><text:span text:style-name="T246"><text:s/></text:span><text:span text:style-name="T247">Interprétation des Graphiques &amp; Insights</text:span></text:p>
      <text:p text:style-name="P248"><text:span text:style-name="T249">Lecture des Résultats :</text:span></text:p>
      <text:p text:style-name="P250"><text:span text:style-name="T251">Les visualisations générées permettent de traduire les données brutes en </text:span><text:span text:style-name="T252">décisions managériales</text:span><text:span text:style-name="T253">. Voici comment interpréter chaque quadrant du dashboard :</text:span></text:p>
      <table:table table:style-name="Table254">
        <table:table-columns>
          <table:table-column table:style-name="TableColumn255"/>
          <table:table-column table:style-name="TableColumn256"/>
          <table:table-column table:style-name="TableColumn257"/>
        </table:table-columns>
        <table:table-header-rows>
          <table:table-row table:style-name="TableRow258">
            <table:table-cell table:style-name="TableCell259">
              <text:p text:style-name="P260">Graphique</text:p>
            </table:table-cell>
            <table:table-cell table:style-name="TableCell261">
              <text:p text:style-name="P262">Ce qu'il faut surveiller</text:p>
            </table:table-cell>
            <table:table-cell table:style-name="TableCell263">
              <text:p text:style-name="P264">Action Recommandée</text:p>
            </table:table-cell>
          </table:table-row>
        </table:table-header-rows>
        <table:table-row table:style-name="TableRow265">
          <table:table-cell table:style-name="TableCell266">
            <text:p text:style-name="P267">Barres CA/Marge</text:p>
          </table:table-cell>
          <table:table-cell table:style-name="TableCell268">
            <text:p text:style-name="P269">L'écart entre CA (Bleu) et Marge (Vert).</text:p>
          </table:table-cell>
          <table:table-cell table:style-name="TableCell270">
            <text:p text:style-name="P271">Réduire les coûts sur les catégories à faible marge.</text:p>
          </table:table-cell>
        </table:table-row>
        <table:table-row table:style-name="TableRow272">
          <table:table-cell table:style-name="TableCell273">
            <text:p text:style-name="P274">ROI Marketing</text:p>
          </table:table-cell>
          <table:table-cell table:style-name="TableCell275">
            <text:p text:style-name="P276">Les canaux avec un ROI négatif (à gauche du 0).</text:p>
          </table:table-cell>
          <table:table-cell table:style-name="TableCell277">
            <text:p text:style-name="P278">Couper le budget des canaux non rentables.</text:p>
          </table:table-cell>
        </table:table-row>
        <table:table-row table:style-name="TableRow279">
          <table:table-cell table:style-name="TableCell280">
            <text:p text:style-name="P281">Profit par Ville</text:p>
          </table:table-cell>
          <table:table-cell table:style-name="TableCell282">
            <text:p text:style-name="P283">Les disparités de profit net par région.</text:p>
          </table:table-cell>
          <table:table-cell table:style-name="TableCell284">
            <text:p text:style-name="P285">Prioriser la logistique dans les villes "Top Profit".</text:p>
          </table:table-cell>
        </table:table-row>
        <table:table-row table:style-name="TableRow286">
          <table:table-cell table:style-name="TableCell287">
            <text:p text:style-name="P288">Courbe de Pareto</text:p>
          </table:table-cell>
          <table:table-cell table:style-name="TableCell289">
            <text:p text:style-name="P290">L'angle de la courbe (concentration).</text:p>
          </table:table-cell>
          <table:table-cell table:style-name="TableCell291">
            <text:p text:style-name="P292">Lancer un programme VIP pour les 20% de clients clés.</text:p>
          </table:table-cell>
        </table:table-row>
      </table:table>
      <text:p text:style-name="P293"><text:span text:style-name="T294">💡</text:span><text:span text:style-name="T295"><text:s/>Note Stratégique :</text:span></text:p>
      <text:p text:style-name="P296"><text:span text:style-name="T297">Un </text:span><text:span text:style-name="T298">ROI positif</text:span><text:span text:style-name="T299"> couplé à une </text:span><text:span text:style-name="T300">forte rétention</text:span><text:span text:style-name="T301"> est le moteur principal de la pérennité d'A</text:span><text:span text:style-name="T302">TLAS COMMERCE SARL<text:s/></text:span><text:span text:style-name="T303">. Focalisez vos efforts sur la réduction du taux de retour pour booster mécaniquement le profit net</text:span><text:span text:style-name="T304">.</text:span></text:p>
      <text:p text:style-name="P305"/>
      <text:p text:style-name="P306"/>
      <text:p text:style-name="P307"><text:span text:style-name="T308">📑</text:span><text:span text:style-name="T309"><text:s/>RÉSUMÉ EXÉCUTIF : AUDIT 2026</text:span></text:p>
      <text:soft-page-break/>
      <text:p text:style-name="P310"><text:span text:style-name="T311">L'analyse des données d'AtlasCommerce SARL révèle une croissance solide du chiffre d'affaires, mais des poches d'inefficacité subsistent dans les dépenses marketing et la gestion des remises. La rentabilité est fortement concentrée sur </text:span><text:span text:style-name="T312">20% du catalogue</text:span><text:span text:style-name="T313"> et </text:span><text:span text:style-name="T314">15% de la base client</text:span><text:span text:style-name="T315">.</text:span></text:p>
      <text:list text:style-name="LFO1" text:continue-numbering="true">
        <text:list-item>
          <text:p text:style-name="P316"><text:span text:style-name="T317">🔹</text:span><text:span text:style-name="T318"> </text:span><text:span text:style-name="T319">Santé Financière :</text:span><text:span text:style-name="T320"> Marge brute stable, mais impactée par des remises agressives.</text:span></text:p>
        </text:list-item>
        <text:list-item>
          <text:p text:style-name="P321"><text:span text:style-name="T322">🔹</text:span><text:span text:style-name="T323"> </text:span><text:span text:style-name="T324">Moteur Marketing :</text:span><text:span text:style-name="T325"> Les canaux organiques et le SEO affichent le meilleur ROI.</text:span></text:p>
        </text:list-item>
        <text:list-item>
          <text:p text:style-name="P326"><text:span text:style-name="T327">🔹</text:span><text:span text:style-name="T328"> </text:span><text:span text:style-name="T329">Géographie :</text:span><text:span text:style-name="T330"> Top 3 villes (Abidjan, Dakar, Lomé) génèrent 60% du profit net.</text:span></text:p>
        </text:list-item>
      </text:list>
      <text:p text:style-name="P331"><text:span text:style-name="T332"><draw:custom-shape svg:x="0in" svg:y="0in" svg:width="45.51042in" svg:height="0.00139in" draw:id="id32" draw:style-name="a29" draw:name="Horizontal Line 1" text:anchor-type="as-char"><svg:title/><svg:desc/><draw:enhanced-geometry draw:type="non-primitive" svg:viewBox="0 0 21600 21600" draw:enhanced-path="M 0 0 L 21600 0 21600 21600 0 21600 Z N"/></draw:custom-shape></text:span></text:p>
      <text:p text:style-name="P333"><text:span text:style-name="T334">🔍</text:span><text:span text:style-name="T335"><text:s/>Recommandations Stratégiques &amp; Preuves Analytiques</text:span></text:p>
      <text:p text:style-name="P336"><text:span text:style-name="T337">1. Réallocation de l'Investissement Marketing</text:span><text:span text:style-name="T338"><text:line-break/></text:span><text:span text:style-name="T339">Fondement analytique :</text:span><text:span text:style-name="T340"> L'examen des données démontre une décorrélation entre les dépenses de certains canaux payants et la rentabilité réelle (CAC &gt; LTV).</text:span><text:span text:style-name="T341"><text:line-break/></text:span><text:span text:style-name="T342">Action :</text:span><text:span text:style-name="T343"> Procéder à un arbitrage budgétaire de 25% des fonds publicitaires inefficients vers les leviers </text:span><text:span text:style-name="T344">SEO et l'Emailing</text:span><text:span text:style-name="T345">, dont le ROI est statistiquement supérieur.</text:span></text:p>
      <text:p text:style-name="P346"><text:span text:style-name="T347">2. Programme de Rétention du Segment Premium (VIP)</text:span><text:span text:style-name="T348"><text:line-break/></text:span><text:span text:style-name="T349">Fondement analytique :</text:span><text:span text:style-name="T350"> La loi de Pareto est confirmée au sein de la base de données : 15% des clients actifs génèrent 80% de la marge nette.</text:span><text:span text:style-name="T351"><text:line-break/></text:span><text:span text:style-name="T352">Action :</text:span><text:span text:style-name="T353"> Instituer un programme de fidélité à haute valeur ajoutée pour sécuriser ce segment et limiter le taux d'attrition (churn) des clients stratégiques.</text:span></text:p>
      <text:p text:style-name="P354"><text:span text:style-name="T355">3. Consolidation Logistique de l'Axe de Profitabilité</text:span><text:span text:style-name="T356"><text:line-break/></text:span><text:span text:style-name="T357">Fondement analytique :</text:span><text:span text:style-name="T358"> Le triptyque Abidjan-Dakar-Lomé concentre 60% du profit net, mais présente des latences de disponibilité sur les références majeures.</text:span><text:span text:style-name="T359"><text:line-break/></text:span><text:span text:style-name="T360">Action :</text:span><text:span text:style-name="T361"> Prioriser l'approvisionnement et le stockage de sécurité sur ces zones géographiques pour maximiser la rotation d'inventaire.</text:span></text:p>
      <text:p text:style-name="P362"><text:span text:style-name="T363">4. Encadrement Rigoureux de la Politique de Remise</text:span><text:span text:style-name="T364"><text:line-break/></text:span><text:span text:style-name="T365">Fondement analytique :</text:span><text:span text:style-name="T366"> Les matrices de corrélation indiquent que les remises supérieures à 15% n'induisent plus de volume incrémental suffisant pour compenser la perte de marge.</text:span><text:span text:style-name="T367"><text:line-break/></text:span><text:span text:style-name="T368">Action :</text:span><text:span text:style-name="T369"> Plafonner les remises automatiques à 15% afin de préserver l'intégrité de la marge brute et la valeur perçue de l'offre.</text:span></text:p>
      <text:p text:style-name="P370"><text:span text:style-name="T371">5. Rationalisation du Catalogue (SKU Optimization)</text:span><text:span text:style-name="T372"><text:line-break/></text:span><text:span text:style-name="T373">Fondement analytique :</text:span><text:span text:style-name="T374"> 20% des références immobilisent 50% du stockage pour un apport marginal au chiffre d'affaires global.</text:span><text:span text:style-name="T375"><text:line-break/></text:span><text:span text:style-name="T376">Action :</text:span><text:span text:style-name="T377"> Procéder à l'élimination des références affichant une marge nette inférieure à 5% et réallouer le capital vers les produits à haute vélocité.</text:span></text:p>
      <text:p text:style-name="P378"><text:span text:style-name="T379"><draw:custom-shape svg:x="0in" svg:y="0in" svg:width="45.51042in" svg:height="0.00139in" draw:id="id33" draw:style-name="a30" draw:name="Horizontal Line 2" text:anchor-type="as-char"><svg:title/><svg:desc/><draw:enhanced-geometry draw:type="non-primitive" svg:viewBox="0 0 21600 21600" draw:enhanced-path="M 0 0 L 21600 0 21600 21600 0 21600 Z N"/></draw:custom-shape></text:span></text:p>
      <text:h text:style-name="P380" text:outline-level="3">Conclusion : Stratégie vers la Profitabilité</text:h>
      <text:p text:style-name="P381"><text:span text:style-name="T382">AtlasCommerce SARL <text:s/>a passé avec succès la phase d'acquisition de masse. L'objectif pour le prochain semestre n'est plus seulement de </text:span><text:span text:style-name="T383">vendre plus</text:span><text:span text:style-name="T384">, mais de </text:span><text:span text:style-name="T385">vendre mieux</text:span><text:span text:style-name="T386">.</text:span></text:p>
      <text:p text:style-name="P387"><text:span text:style-name="T388">En appliquant les corrections sur le ROI marketing et en protégeant la marge brute des effets de bord des remises, nous prévoyons une </text:span><text:span text:style-name="T389">augmentation du profit net de 12%</text:span><text:span text:style-name="T390"> sans investissement supplémentaire. La donnée a parlé : la croissance de demain se trouve dans la fidélisation et l'efficience opérationnelle.</text:span></text:p>
      <text:p text:style-name="P391"><text:span text:style-name="T392"><draw:custom-shape svg:x="0in" svg:y="0in" svg:width="45.51042in" svg:height="0.00139in" draw:id="id34" draw:style-name="a31" draw:name="Horizontal Line 3" text:anchor-type="as-char"><svg:title/><svg:desc/><draw:enhanced-geometry draw:type="non-primitive" svg:viewBox="0 0 21600 21600" draw:enhanced-path="M 0 0 L 21600 0 21600 21600 0 21600 Z N"/></draw:custom-shap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Sansinterligne" style:display-name="Sans interligne" style:family="paragraph">
      <style:paragraph-properties fo:margin-bottom="0in" fo:line-height="100%"/>
      <style:text-properties style:font-name="Calibri" style:font-name-asian="Times New Roman" style:font-name-complex="Arial" style:letter-kerning="false" style:language-asian="fr" style:country-asian="FR" fo:hyphenate="true"/>
    </style:style>
    <style:style style:name="SansinterligneCar" style:display-name="Sans interligne Car" style:family="text" style:parent-style-name="Policepardéfaut">
      <style:text-properties style:font-name="Calibri" style:font-name-asian="Times New Roman" style:font-name-complex="Arial" style:letter-kerning="false"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1972in" fo:margin-right="0.393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T DATA ANALYST</dc:title>
    <dc:description/>
    <dc:subject/>
    <meta:initial-creator>WAFI SALMA</meta:initial-creator>
    <dc:creator>WAFI SALMA</dc:creator>
    <meta:creation-date>2026-02-19T13:23:00Z</meta:creation-date>
    <dc:date>2026-02-19T13:23:00Z</dc:date>
    <meta:template xlink:href="Normal" xlink:type="simple"/>
    <meta:editing-cycles>2</meta:editing-cycles>
    <meta:editing-duration>PT0S</meta:editing-duration>
    <meta:user-defined meta:name="GrammarlyDocumentId">f7bf028d-8bfa-48a9-8072-1f4141b88e14</meta:user-defined>
    <meta:document-statistic meta:page-count="5" meta:paragraph-count="15" meta:word-count="1161" meta:character-count="7536" meta:row-count="53" meta:non-whitespace-character-count="6390"/>
  </office:meta>
</office:document-meta>
</file>